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2181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9591in"/>
    </style:style>
    <style:style style:name="co19" style:family="table-column">
      <style:table-column-properties fo:break-before="auto" style:column-width="1.0728in"/>
    </style:style>
    <style:style style:name="co20" style:family="table-column">
      <style:table-column-properties fo:break-before="auto" style:column-width="0.3783in"/>
    </style:style>
    <style:style style:name="co21" style:family="table-column">
      <style:table-column-properties fo:break-before="auto" style:column-width="0.3063in"/>
    </style:style>
    <style:style style:name="co22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56">
            <text:p>25.6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85">
            <text:p>28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24">
            <text:p>52.4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5183">
            <text:p>2518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8115">
            <text:p>2811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750">
            <text:p>3075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27">
            <text:p>2021-03-2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6 - 1.12)">
            <text:p>(0.86 - 1.1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3">
            <text:p>1.0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column table:style-name="co19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96.5">
            <text:p>196.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40146922473433">
            <text:p>0.0140146922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943638959933">
            <text:p>1.049436389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51.875">
            <text:p>251.8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65816326530612">
            <text:p>0.0165816327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857461734694">
            <text:p>1.0585746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4115">
            <text:p>14115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438.5">
            <text:p>438.5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310662415869642">
            <text:p>0.0310662416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1106234638324">
            <text:p>1.1106234638</text:p>
          </table:table-cell>
          <table:table-cell table:number-columns-repeated="2" office:value-type="float" office:value="0">
            <text:p>0</text:p>
          </table:table-cell>
          <table:table-cell office:value-type="float" office:value="22.656716285091">
            <text:p>22.656716285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483">
            <text:p>14483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404.125">
            <text:p>404.12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79034039908859">
            <text:p>0.027903404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9918796987849">
            <text:p>1.0991879699</text:p>
          </table:table-cell>
          <table:table-cell table:number-columns-repeated="2" office:value-type="float" office:value="0">
            <text:p>0</text:p>
          </table:table-cell>
          <table:table-cell office:value-type="float" office:value="25.1859381235727">
            <text:p>25.185938123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3.5">
            <text:p>63.5</text:p>
          </table:table-cell>
          <table:table-cell office:value-type="float" office:value="251.875">
            <text:p>251.875</text:p>
          </table:table-cell>
          <table:table-cell office:value-type="float" office:value="0.0153530320044919">
            <text:p>0.015353032</text:p>
          </table:table-cell>
          <table:table-cell office:value-type="float" office:value="0.00599735549678882">
            <text:p>0.0059973555</text:p>
          </table:table-cell>
          <table:table-cell office:value-type="float" office:value="0.0165816326530612">
            <text:p>0.0165816327</text:p>
          </table:table-cell>
          <table:table-cell office:value-type="float" office:value="1.05419761457551">
            <text:p>1.0541976146</text:p>
          </table:table-cell>
          <table:table-cell office:value-type="float" office:value="1.02106124205375">
            <text:p>1.0210612421</text:p>
          </table:table-cell>
          <table:table-cell office:value-type="float" office:value="1.05857461734694">
            <text:p>1.0585746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871">
            <text:p>871</text:p>
          </table:table-cell>
          <table:table-cell table:number-columns-repeated="2"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665">
            <text:p>1066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51.875">
            <text:p>-51.875</text:p>
          </table:table-cell>
          <table:table-cell office:value-type="float" office:value="253.875">
            <text:p>253.875</text:p>
          </table:table-cell>
          <table:table-cell office:value-type="float" office:value="-0.00045201668984701">
            <text:p>-0.0004520167</text:p>
          </table:table-cell>
          <table:table-cell office:value-type="float" office:value="-0.00486404125644632">
            <text:p>-0.0048640413</text:p>
          </table:table-cell>
          <table:table-cell office:value-type="float" office:value="0.0172645358721523">
            <text:p>0.0172645359</text:p>
          </table:table-cell>
          <table:table-cell office:value-type="float" office:value="0.998418342050948">
            <text:p>0.9984183421</text:p>
          </table:table-cell>
          <table:table-cell office:value-type="float" office:value="0.983022227041233">
            <text:p>0.983022227</text:p>
          </table:table-cell>
          <table:table-cell office:value-type="float" office:value="1.06101008138234">
            <text:p>1.0610100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412">
            <text:p>10412</text:p>
          </table:table-cell>
          <table:table-cell office:value-type="float" office:value="15920">
            <text:p>15920</text:p>
          </table:table-cell>
          <table:table-cell office:value-type="float" office:value="30">
            <text:p>30</text:p>
          </table:table-cell>
          <table:table-cell office:value-type="float" office:value="303.625">
            <text:p>303.625</text:p>
          </table:table-cell>
          <table:table-cell office:value-type="float" office:value="-18.25">
            <text:p>-18.25</text:p>
          </table:table-cell>
          <table:table-cell office:value-type="float" office:value="0.00412654745529574">
            <text:p>0.0041265475</text:p>
          </table:table-cell>
          <table:table-cell office:value-type="float" office:value="0.0291610641567422">
            <text:p>0.0291610642</text:p>
          </table:table-cell>
          <table:table-cell office:value-type="float" office:value="-0.0011463567839196">
            <text:p>-0.0011463568</text:p>
          </table:table-cell>
          <table:table-cell office:value-type="float" office:value="1.01447629174558">
            <text:p>1.0144762917</text:p>
          </table:table-cell>
          <table:table-cell office:value-type="float" office:value="1.10373044516759">
            <text:p>1.1037304452</text:p>
          </table:table-cell>
          <table:table-cell office:value-type="float" office:value="0.995990326958678">
            <text:p>0.995990327</text:p>
          </table:table-cell>
          <table:table-cell office:value-type="float" office:value="0">
            <text:p>0</text:p>
          </table:table-cell>
          <table:table-cell office:value-type="float" office:value="24.11452529797">
            <text:p>24.1145252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588">
            <text:p>10588</text:p>
          </table:table-cell>
          <table:table-cell office:value-type="float" office:value="16824">
            <text:p>16824</text:p>
          </table:table-cell>
          <table:table-cell office:value-type="float" office:value="110.625">
            <text:p>110.625</text:p>
          </table:table-cell>
          <table:table-cell office:value-type="float" office:value="318.75">
            <text:p>318.75</text:p>
          </table:table-cell>
          <table:table-cell office:value-type="float" office:value="-46">
            <text:p>-46</text:p>
          </table:table-cell>
          <table:table-cell office:value-type="float" office:value="0.0142337879567679">
            <text:p>0.014233788</text:p>
          </table:table-cell>
          <table:table-cell office:value-type="float" office:value="0.0301048356630147">
            <text:p>0.0301048357</text:p>
          </table:table-cell>
          <table:table-cell office:value-type="float" office:value="-0.00273418925344746">
            <text:p>-0.0027341893</text:p>
          </table:table-cell>
          <table:table-cell office:value-type="float" office:value="1.0502153552591">
            <text:p>1.0502153553</text:p>
          </table:table-cell>
          <table:table-cell office:value-type="float" office:value="1.10714327503593">
            <text:p>1.107143275</text:p>
          </table:table-cell>
          <table:table-cell office:value-type="float" office:value="0.990444990163046">
            <text:p>0.9904449902</text:p>
          </table:table-cell>
          <table:table-cell office:value-type="float" office:value="0">
            <text:p>0</text:p>
          </table:table-cell>
          <table:table-cell office:value-type="float" office:value="23.3693069343947">
            <text:p>23.36930693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360">
            <text:p>8360</text:p>
          </table:table-cell>
          <table:table-cell office:value-type="float" office:value="11200">
            <text:p>11200</text:p>
          </table:table-cell>
          <table:table-cell office:value-type="float" office:value="16079">
            <text:p>16079</text:p>
          </table:table-cell>
          <table:table-cell office:value-type="float" office:value="49.25">
            <text:p>49.25</text:p>
          </table:table-cell>
          <table:table-cell office:value-type="float" office:value="163.375">
            <text:p>163.375</text:p>
          </table:table-cell>
          <table:table-cell office:value-type="float" office:value="25.5">
            <text:p>25.5</text:p>
          </table:table-cell>
          <table:table-cell office:value-type="float" office:value="0.00589114832535885">
            <text:p>0.0058911483</text:p>
          </table:table-cell>
          <table:table-cell office:value-type="float" office:value="0.0145870535714286">
            <text:p>0.0145870536</text:p>
          </table:table-cell>
          <table:table-cell office:value-type="float" office:value="0.00158591952235836">
            <text:p>0.0015859195</text:p>
          </table:table-cell>
          <table:table-cell office:value-type="float" office:value="1.0206870421708">
            <text:p>1.0206870422</text:p>
          </table:table-cell>
          <table:table-cell office:value-type="float" office:value="1.05147174047852">
            <text:p>1.0514717405</text:p>
          </table:table-cell>
          <table:table-cell office:value-type="float" office:value="1.00555564800409">
            <text:p>1.0055556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table:number-columns-repeated="2" office:value-type="float" office:value="359">
            <text:p>359</text:p>
          </table:table-cell>
          <table:table-cell office:value-type="float" office:value="8224">
            <text:p>8224</text:p>
          </table:table-cell>
          <table:table-cell office:value-type="float" office:value="10717">
            <text:p>10717</text:p>
          </table:table-cell>
          <table:table-cell office:value-type="float" office:value="14705">
            <text:p>14705</text:p>
          </table:table-cell>
          <table:table-cell office:value-type="float" office:value="109.375">
            <text:p>109.375</text:p>
          </table:table-cell>
          <table:table-cell office:value-type="float" office:value="138.125">
            <text:p>138.125</text:p>
          </table:table-cell>
          <table:table-cell office:value-type="float" office:value="253.875">
            <text:p>253.875</text:p>
          </table:table-cell>
          <table:table-cell office:value-type="float" office:value="0.0132994892996109">
            <text:p>0.0132994893</text:p>
          </table:table-cell>
          <table:table-cell office:value-type="float" office:value="0.0128884016049268">
            <text:p>0.0128884016</text:p>
          </table:table-cell>
          <table:table-cell office:value-type="float" office:value="0.0172645358721523">
            <text:p>0.0172645359</text:p>
          </table:table-cell>
          <table:table-cell office:value-type="float" office:value="1.04689489032327">
            <text:p>1.0468948903</text:p>
          </table:table-cell>
          <table:table-cell office:value-type="float" office:value="1.04543498297327">
            <text:p>1.045434983</text:p>
          </table:table-cell>
          <table:table-cell office:value-type="float" office:value="1.06101008138234">
            <text:p>1.06101008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4">
            <text:p>514</text:p>
          </table:table-cell>
          <table:table-cell office:value-type="float" office:value="8024">
            <text:p>8024</text:p>
          </table:table-cell>
          <table:table-cell office:value-type="float" office:value="10372">
            <text:p>10372</text:p>
          </table:table-cell>
          <table:table-cell office:value-type="float" office:value="15704">
            <text:p>15704</text:p>
          </table:table-cell>
          <table:table-cell office:value-type="float" office:value="221.875">
            <text:p>221.875</text:p>
          </table:table-cell>
          <table:table-cell office:value-type="float" office:value="342">
            <text:p>342</text:p>
          </table:table-cell>
          <table:table-cell office:value-type="float" office:value="-59.5">
            <text:p>-59.5</text:p>
          </table:table-cell>
          <table:table-cell office:value-type="float" office:value="0.0276514207377866">
            <text:p>0.0276514207</text:p>
          </table:table-cell>
          <table:table-cell office:value-type="float" office:value="0.0329733898958735">
            <text:p>0.0329733899</text:p>
          </table:table-cell>
          <table:table-cell office:value-type="float" office:value="-0.0037888436067244">
            <text:p>-0.0037888436</text:p>
          </table:table-cell>
          <table:table-cell office:value-type="float" office:value="1.09827859067714">
            <text:p>1.0982785907</text:p>
          </table:table-cell>
          <table:table-cell office:value-type="float" office:value="1.11753786374036">
            <text:p>1.1175378637</text:p>
          </table:table-cell>
          <table:table-cell office:value-type="float" office:value="0.986767183834782">
            <text:p>0.9867671838</text:p>
          </table:table-cell>
          <table:table-cell office:value-type="float" office:value="25.4123241775289">
            <text:p>25.4123241775</text:p>
          </table:table-cell>
          <table:table-cell office:value-type="float" office:value="21.3661107173841">
            <text:p>21.36611071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7930">
            <text:p>7930</text:p>
          </table:table-cell>
          <table:table-cell office:value-type="float" office:value="10588">
            <text:p>10588</text:p>
          </table:table-cell>
          <table:table-cell office:value-type="float" office:value="16818">
            <text:p>16818</text:p>
          </table:table-cell>
          <table:table-cell office:value-type="float" office:value="12.875">
            <text:p>12.875</text:p>
          </table:table-cell>
          <table:table-cell office:value-type="float" office:value="270.125">
            <text:p>270.125</text:p>
          </table:table-cell>
          <table:table-cell office:value-type="float" office:value="-35.375">
            <text:p>-35.375</text:p>
          </table:table-cell>
          <table:table-cell office:value-type="float" office:value="0.00162358133669609">
            <text:p>0.0016235813</text:p>
          </table:table-cell>
          <table:table-cell office:value-type="float" office:value="0.0255123724971666">
            <text:p>0.0255123725</text:p>
          </table:table-cell>
          <table:table-cell office:value-type="float" office:value="-0.00210340111784992">
            <text:p>-0.0021034011</text:p>
          </table:table-cell>
          <table:table-cell office:value-type="float" office:value="1.0056877012705">
            <text:p>1.0056877013</text:p>
          </table:table-cell>
          <table:table-cell office:value-type="float" office:value="1.09056903079493">
            <text:p>1.0905690308</text:p>
          </table:table-cell>
          <table:table-cell office:value-type="float" office:value="0.9926467677082">
            <text:p>0.9926467677</text:p>
          </table:table-cell>
          <table:table-cell office:value-type="float" office:value="0">
            <text:p>0</text:p>
          </table:table-cell>
          <table:table-cell office:value-type="float" office:value="27.5141784942303">
            <text:p>27.5141784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272">
            <text:p>8272</text:p>
          </table:table-cell>
          <table:table-cell office:value-type="float" office:value="10694">
            <text:p>10694</text:p>
          </table:table-cell>
          <table:table-cell office:value-type="float" office:value="16114">
            <text:p>16114</text:p>
          </table:table-cell>
          <table:table-cell office:value-type="float" office:value="32.625">
            <text:p>32.625</text:p>
          </table:table-cell>
          <table:table-cell office:value-type="float" office:value="59.75">
            <text:p>59.75</text:p>
          </table:table-cell>
          <table:table-cell office:value-type="float" office:value="7.625">
            <text:p>7.625</text:p>
          </table:table-cell>
          <table:table-cell office:value-type="float" office:value="0.00394402804642166">
            <text:p>0.003944028</text:p>
          </table:table-cell>
          <table:table-cell office:value-type="float" office:value="0.00558724518421545">
            <text:p>0.0055872452</text:p>
          </table:table-cell>
          <table:table-cell office:value-type="float" office:value="0.000473191014025071">
            <text:p>0.000473191</text:p>
          </table:table-cell>
          <table:table-cell office:value-type="float" office:value="1.01383458666265">
            <text:p>1.0138345867</text:p>
          </table:table-cell>
          <table:table-cell office:value-type="float" office:value="1.0196165440699">
            <text:p>1.0196165441</text:p>
          </table:table-cell>
          <table:table-cell office:value-type="float" office:value="1.00165660741217">
            <text:p>1.00165660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8235">
            <text:p>8235</text:p>
          </table:table-cell>
          <table:table-cell office:value-type="float" office:value="10610">
            <text:p>10610</text:p>
          </table:table-cell>
          <table:table-cell office:value-type="float" office:value="15735">
            <text:p>15735</text:p>
          </table:table-cell>
          <table:table-cell office:value-type="float" office:value="128.625">
            <text:p>128.625</text:p>
          </table:table-cell>
          <table:table-cell office:value-type="float" office:value="170.625">
            <text:p>170.625</text:p>
          </table:table-cell>
          <table:table-cell office:value-type="float" office:value="73.375">
            <text:p>73.375</text:p>
          </table:table-cell>
          <table:table-cell office:value-type="float" office:value="0.0156193078324226">
            <text:p>0.0156193078</text:p>
          </table:table-cell>
          <table:table-cell office:value-type="float" office:value="0.0160815268614515">
            <text:p>0.0160815269</text:p>
          </table:table-cell>
          <table:table-cell office:value-type="float" office:value="0.00466317127422942">
            <text:p>0.0046631713</text:p>
          </table:table-cell>
          <table:table-cell office:value-type="float" office:value="1.05514574445672">
            <text:p>1.0551457445</text:p>
          </table:table-cell>
          <table:table-cell office:value-type="float" office:value="1.05679223040722">
            <text:p>1.0567922304</text:p>
          </table:table-cell>
          <table:table-cell office:value-type="float" office:value="1.01636371998582">
            <text:p>1.016363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7980">
            <text:p>7980</text:p>
          </table:table-cell>
          <table:table-cell office:value-type="float" office:value="11481">
            <text:p>11481</text:p>
          </table:table-cell>
          <table:table-cell office:value-type="float" office:value="18603">
            <text:p>18603</text:p>
          </table:table-cell>
          <table:table-cell office:value-type="float" office:value="207.75">
            <text:p>207.75</text:p>
          </table:table-cell>
          <table:table-cell office:value-type="float" office:value="31.875">
            <text:p>31.875</text:p>
          </table:table-cell>
          <table:table-cell office:value-type="float" office:value="152.5">
            <text:p>152.5</text:p>
          </table:table-cell>
          <table:table-cell office:value-type="float" office:value="0.0260338345864662">
            <text:p>0.0260338346</text:p>
          </table:table-cell>
          <table:table-cell office:value-type="float" office:value="0.00277632610399791">
            <text:p>0.0027763261</text:p>
          </table:table-cell>
          <table:table-cell office:value-type="float" office:value="0.00819760253722518">
            <text:p>0.0081976025</text:p>
          </table:table-cell>
          <table:table-cell office:value-type="float" office:value="1.09244683171745">
            <text:p>1.0924468317</text:p>
          </table:table-cell>
          <table:table-cell office:value-type="float" office:value="1.0097322490178">
            <text:p>1.009732249</text:p>
          </table:table-cell>
          <table:table-cell office:value-type="float" office:value="1.02882332222751">
            <text:p>1.0288233222</text:p>
          </table:table-cell>
          <table:table-cell office:value-type="float" office:value="26.9699482845826">
            <text:p>26.96994828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070">
            <text:p>8070</text:p>
          </table:table-cell>
          <table:table-cell office:value-type="float" office:value="12396">
            <text:p>12396</text:p>
          </table:table-cell>
          <table:table-cell office:value-type="float" office:value="16925">
            <text:p>16925</text:p>
          </table:table-cell>
          <table:table-cell office:value-type="float" office:value="-17.75">
            <text:p>-17.75</text:p>
          </table:table-cell>
          <table:table-cell office:value-type="float" office:value="-67.25">
            <text:p>-67.25</text:p>
          </table:table-cell>
          <table:table-cell office:value-type="float" office:value="237.25">
            <text:p>237.25</text:p>
          </table:table-cell>
          <table:table-cell office:value-type="float" office:value="-0.00219950433705081">
            <text:p>-0.0021995043</text:p>
          </table:table-cell>
          <table:table-cell office:value-type="float" office:value="-0.00542513714101323">
            <text:p>-0.0054251371</text:p>
          </table:table-cell>
          <table:table-cell office:value-type="float" office:value="0.0140177252584934">
            <text:p>0.0140177253</text:p>
          </table:table-cell>
          <table:table-cell office:value-type="float" office:value="0.992311216946206">
            <text:p>0.9923112169</text:p>
          </table:table-cell>
          <table:table-cell office:value-type="float" office:value="0.981069706947931">
            <text:p>0.9810697069</text:p>
          </table:table-cell>
          <table:table-cell office:value-type="float" office:value="1.04944717178271">
            <text:p>1.04944717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8274">
            <text:p>8274</text:p>
          </table:table-cell>
          <table:table-cell office:value-type="float" office:value="11185">
            <text:p>11185</text:p>
          </table:table-cell>
          <table:table-cell office:value-type="float" office:value="15865">
            <text:p>15865</text:p>
          </table:table-cell>
          <table:table-cell office:value-type="float" office:value="-39.25">
            <text:p>-39.25</text:p>
          </table:table-cell>
          <table:table-cell office:value-type="float" office:value="402.5">
            <text:p>402.5</text:p>
          </table:table-cell>
          <table:table-cell office:value-type="float" office:value="-51.125">
            <text:p>-51.125</text:p>
          </table:table-cell>
          <table:table-cell office:value-type="float" office:value="-0.00474377568286198">
            <text:p>-0.0047437757</text:p>
          </table:table-cell>
          <table:table-cell office:value-type="float" office:value="0.0359856951274028">
            <text:p>0.0359856951</text:p>
          </table:table-cell>
          <table:table-cell office:value-type="float" office:value="-0.00322250236369367">
            <text:p>-0.0032225024</text:p>
          </table:table-cell>
          <table:table-cell office:value-type="float" office:value="0.983440891789133">
            <text:p>0.9834408918</text:p>
          </table:table-cell>
          <table:table-cell office:value-type="float" office:value="1.12848807464336">
            <text:p>1.1284880746</text:p>
          </table:table-cell>
          <table:table-cell office:value-type="float" office:value="0.988741595389181">
            <text:p>0.9887415954</text:p>
          </table:table-cell>
          <table:table-cell office:value-type="float" office:value="0">
            <text:p>0</text:p>
          </table:table-cell>
          <table:table-cell office:value-type="float" office:value="19.6062736920386">
            <text:p>19.6062736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8154">
            <text:p>8154</text:p>
          </table:table-cell>
          <table:table-cell office:value-type="float" office:value="11320">
            <text:p>11320</text:p>
          </table:table-cell>
          <table:table-cell office:value-type="float" office:value="15988">
            <text:p>15988</text:p>
          </table:table-cell>
          <table:table-cell office:value-type="float" office:value="143.5">
            <text:p>143.5</text:p>
          </table:table-cell>
          <table:table-cell office:value-type="float" office:value="547.875">
            <text:p>547.875</text:p>
          </table:table-cell>
          <table:table-cell office:value-type="float" office:value="144">
            <text:p>144</text:p>
          </table:table-cell>
          <table:table-cell office:value-type="float" office:value="0.0175987245523669">
            <text:p>0.0175987246</text:p>
          </table:table-cell>
          <table:table-cell office:value-type="float" office:value="0.048398851590106">
            <text:p>0.0483988516</text:p>
          </table:table-cell>
          <table:table-cell office:value-type="float" office:value="0.00900675506629972">
            <text:p>0.0090067551</text:p>
          </table:table-cell>
          <table:table-cell office:value-type="float" office:value="1.06220257754079">
            <text:p>1.0622025775</text:p>
          </table:table-cell>
          <table:table-cell office:value-type="float" office:value="1.17398718028244">
            <text:p>1.1739871803</text:p>
          </table:table-cell>
          <table:table-cell office:value-type="float" office:value="1.03168264114022">
            <text:p>1.0316826411</text:p>
          </table:table-cell>
          <table:table-cell office:value-type="float" office:value="0">
            <text:p>0</text:p>
          </table:table-cell>
          <table:table-cell office:value-type="float" office:value="14.6654061640075">
            <text:p>14.6654061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8074">
            <text:p>8074</text:p>
          </table:table-cell>
          <table:table-cell office:value-type="float" office:value="11328">
            <text:p>11328</text:p>
          </table:table-cell>
          <table:table-cell office:value-type="float" office:value="18603">
            <text:p>18603</text:p>
          </table:table-cell>
          <table:table-cell office:value-type="float" office:value="73">
            <text:p>73</text:p>
          </table:table-cell>
          <table:table-cell office:value-type="float" office:value="182.5">
            <text:p>182.5</text:p>
          </table:table-cell>
          <table:table-cell office:value-type="float" office:value="152.5">
            <text:p>152.5</text:p>
          </table:table-cell>
          <table:table-cell office:value-type="float" office:value="0.00904136735199406">
            <text:p>0.0090413674</text:p>
          </table:table-cell>
          <table:table-cell office:value-type="float" office:value="0.0161105225988701">
            <text:p>0.0161105226</text:p>
          </table:table-cell>
          <table:table-cell office:value-type="float" office:value="0.00819760253722518">
            <text:p>0.0081976025</text:p>
          </table:table-cell>
          <table:table-cell office:value-type="float" office:value="1.03180500852622">
            <text:p>1.0318050085</text:p>
          </table:table-cell>
          <table:table-cell office:value-type="float" office:value="1.05689554501533">
            <text:p>1.056895545</text:p>
          </table:table-cell>
          <table:table-cell office:value-type="float" office:value="1.02882332222751">
            <text:p>1.0288233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7982">
            <text:p>7982</text:p>
          </table:table-cell>
          <table:table-cell office:value-type="float" office:value="11595">
            <text:p>11595</text:p>
          </table:table-cell>
          <table:table-cell office:value-type="float" office:value="16830">
            <text:p>16830</text:p>
          </table:table-cell>
          <table:table-cell office:value-type="float" office:value="-26.875">
            <text:p>-26.875</text:p>
          </table:table-cell>
          <table:table-cell office:value-type="float" office:value="188.75">
            <text:p>188.75</text:p>
          </table:table-cell>
          <table:table-cell office:value-type="float" office:value="180.25">
            <text:p>180.25</text:p>
          </table:table-cell>
          <table:table-cell office:value-type="float" office:value="-0.00336695063893761">
            <text:p>-0.0033669506</text:p>
          </table:table-cell>
          <table:table-cell office:value-type="float" office:value="0.016278568348426">
            <text:p>0.0162785683</text:p>
          </table:table-cell>
          <table:table-cell office:value-type="float" office:value="0.0107100415923945">
            <text:p>0.0107100416</text:p>
          </table:table-cell>
          <table:table-cell office:value-type="float" office:value="0.988237892022664">
            <text:p>0.988237892</text:p>
          </table:table-cell>
          <table:table-cell office:value-type="float" office:value="1.05749437312294">
            <text:p>1.0574943731</text:p>
          </table:table-cell>
          <table:table-cell office:value-type="float" office:value="1.03770996735557">
            <text:p>1.03770996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2" office:value-type="float" office:value="244">
            <text:p>244</text:p>
          </table:table-cell>
          <table:table-cell office:value-type="float" office:value="8290">
            <text:p>8290</text:p>
          </table:table-cell>
          <table:table-cell office:value-type="float" office:value="11352">
            <text:p>11352</text:p>
          </table:table-cell>
          <table:table-cell office:value-type="float" office:value="18875">
            <text:p>18875</text:p>
          </table:table-cell>
          <table:table-cell office:value-type="float" office:value="-39.875">
            <text:p>-39.875</text:p>
          </table:table-cell>
          <table:table-cell office:value-type="float" office:value="277.25">
            <text:p>277.25</text:p>
          </table:table-cell>
          <table:table-cell office:value-type="float" office:value="462.125">
            <text:p>462.125</text:p>
          </table:table-cell>
          <table:table-cell office:value-type="float" office:value="-0.00481001206272618">
            <text:p>-0.0048100121</text:p>
          </table:table-cell>
          <table:table-cell office:value-type="float" office:value="0.0244230091613813">
            <text:p>0.0244230092</text:p>
          </table:table-cell>
          <table:table-cell office:value-type="float" office:value="0.0244834437086093">
            <text:p>0.0244834437</text:p>
          </table:table-cell>
          <table:table-cell office:value-type="float" office:value="0.983210304763904">
            <text:p>0.9832103048</text:p>
          </table:table-cell>
          <table:table-cell office:value-type="float" office:value="1.08664963948277">
            <text:p>1.0866496395</text:p>
          </table:table-cell>
          <table:table-cell office:value-type="float" office:value="1.08686695345116">
            <text:p>1.0868669535</text:p>
          </table:table-cell>
          <table:table-cell office:value-type="float" office:value="0">
            <text:p>0</text:p>
          </table:table-cell>
          <table:table-cell office:value-type="float" office:value="28.7260880100663">
            <text:p>28.7260880101</text:p>
          </table:table-cell>
          <table:table-cell office:value-type="float" office:value="28.6560296154404">
            <text:p>28.656029615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961">
            <text:p>8961</text:p>
          </table:table-cell>
          <table:table-cell office:value-type="float" office:value="12622">
            <text:p>12622</text:p>
          </table:table-cell>
          <table:table-cell office:value-type="float" office:value="21600">
            <text:p>21600</text:p>
          </table:table-cell>
          <table:table-cell office:value-type="float" office:value="328.75">
            <text:p>328.75</text:p>
          </table:table-cell>
          <table:table-cell office:value-type="float" office:value="371">
            <text:p>371</text:p>
          </table:table-cell>
          <table:table-cell office:value-type="float" office:value="650">
            <text:p>650</text:p>
          </table:table-cell>
          <table:table-cell office:value-type="float" office:value="0.0366867537105234">
            <text:p>0.0366867537</text:p>
          </table:table-cell>
          <table:table-cell office:value-type="float" office:value="0.0293931231183648">
            <text:p>0.0293931231</text:p>
          </table:table-cell>
          <table:table-cell office:value-type="float" office:value="0.0300925925925926">
            <text:p>0.0300925926</text:p>
          </table:table-cell>
          <table:table-cell office:value-type="float" office:value="1.13104163706655">
            <text:p>1.1310416371</text:p>
          </table:table-cell>
          <table:table-cell office:value-type="float" office:value="1.10456928406011">
            <text:p>1.1045692841</text:p>
          </table:table-cell>
          <table:table-cell office:value-type="float" office:value="1.1070989797668">
            <text:p>1.1070989798</text:p>
          </table:table-cell>
          <table:table-cell office:value-type="float" office:value="19.2381560001559">
            <text:p>19.2381560002</text:p>
          </table:table-cell>
          <table:table-cell office:value-type="float" office:value="23.9268509828907">
            <text:p>23.9268509829</text:p>
          </table:table-cell>
          <table:table-cell office:value-type="float" office:value="23.3786750397992">
            <text:p>23.378675039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390">
            <text:p>8390</text:p>
          </table:table-cell>
          <table:table-cell office:value-type="float" office:value="13318">
            <text:p>13318</text:p>
          </table:table-cell>
          <table:table-cell office:value-type="float" office:value="19924">
            <text:p>19924</text:p>
          </table:table-cell>
          <table:table-cell office:value-type="float" office:value="42.625">
            <text:p>42.625</text:p>
          </table:table-cell>
          <table:table-cell office:value-type="float" office:value="97.5">
            <text:p>97.5</text:p>
          </table:table-cell>
          <table:table-cell office:value-type="float" office:value="883.5">
            <text:p>883.5</text:p>
          </table:table-cell>
          <table:table-cell office:value-type="float" office:value="0.00508045292014303">
            <text:p>0.0050804529</text:p>
          </table:table-cell>
          <table:table-cell office:value-type="float" office:value="0.00732091905691545">
            <text:p>0.0073209191</text:p>
          </table:table-cell>
          <table:table-cell office:value-type="float" office:value="0.0443435053202168">
            <text:p>0.0443435053</text:p>
          </table:table-cell>
          <table:table-cell office:value-type="float" office:value="1.01783217478417">
            <text:p>1.0178321748</text:p>
          </table:table-cell>
          <table:table-cell office:value-type="float" office:value="1.02572826457665">
            <text:p>1.0257282646</text:p>
          </table:table-cell>
          <table:table-cell office:value-type="float" office:value="1.15905630769036">
            <text:p>1.1590563077</text:p>
          </table:table-cell>
          <table:table-cell table:number-columns-repeated="2" office:value-type="float" office:value="0">
            <text:p>0</text:p>
          </table:table-cell>
          <table:table-cell office:value-type="float" office:value="15.9753797625245">
            <text:p>15.975379762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8880">
            <text:p>8880</text:p>
          </table:table-cell>
          <table:table-cell office:value-type="float" office:value="12222">
            <text:p>12222</text:p>
          </table:table-cell>
          <table:table-cell office:value-type="float" office:value="19296">
            <text:p>19296</text:p>
          </table:table-cell>
          <table:table-cell office:value-type="float" office:value="81.5">
            <text:p>81.5</text:p>
          </table:table-cell>
          <table:table-cell office:value-type="float" office:value="130.75">
            <text:p>130.75</text:p>
          </table:table-cell>
          <table:table-cell office:value-type="float" office:value="1053">
            <text:p>1053</text:p>
          </table:table-cell>
          <table:table-cell office:value-type="float" office:value="0.00917792792792793">
            <text:p>0.0091779279</text:p>
          </table:table-cell>
          <table:table-cell office:value-type="float" office:value="0.010697921780396">
            <text:p>0.0106979218</text:p>
          </table:table-cell>
          <table:table-cell office:value-type="float" office:value="0.0545708955223881">
            <text:p>0.0545708955</text:p>
          </table:table-cell>
          <table:table-cell office:value-type="float" office:value="1.03228784709541">
            <text:p>1.0322878471</text:p>
          </table:table-cell>
          <table:table-cell office:value-type="float" office:value="1.03766703947101">
            <text:p>1.0376670395</text:p>
          </table:table-cell>
          <table:table-cell office:value-type="float" office:value="1.19683498029906">
            <text:p>1.1968349803</text:p>
          </table:table-cell>
          <table:table-cell table:number-columns-repeated="2" office:value-type="float" office:value="0">
            <text:p>0</text:p>
          </table:table-cell>
          <table:table-cell office:value-type="float" office:value="13.0452785727654">
            <text:p>13.045278572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431">
            <text:p>431</text:p>
          </table:table-cell>
          <table:table-cell office:value-type="float" office:value="8416">
            <text:p>8416</text:p>
          </table:table-cell>
          <table:table-cell office:value-type="float" office:value="13888">
            <text:p>13888</text:p>
          </table:table-cell>
          <table:table-cell office:value-type="float" office:value="20232">
            <text:p>20232</text:p>
          </table:table-cell>
          <table:table-cell office:value-type="float" office:value="196.375">
            <text:p>196.375</text:p>
          </table:table-cell>
          <table:table-cell office:value-type="float" office:value="415.625">
            <text:p>415.625</text:p>
          </table:table-cell>
          <table:table-cell office:value-type="float" office:value="1178">
            <text:p>1178</text:p>
          </table:table-cell>
          <table:table-cell office:value-type="float" office:value="0.0233335313688213">
            <text:p>0.0233335314</text:p>
          </table:table-cell>
          <table:table-cell office:value-type="float" office:value="0.0299269153225806">
            <text:p>0.0299269153</text:p>
          </table:table-cell>
          <table:table-cell office:value-type="float" office:value="0.058224594701463">
            <text:p>0.0582245947</text:p>
          </table:table-cell>
          <table:table-cell office:value-type="float" office:value="1.08273448901571">
            <text:p>1.082734489</text:p>
          </table:table-cell>
          <table:table-cell office:value-type="float" office:value="1.10649961934005">
            <text:p>1.1064996193</text:p>
          </table:table-cell>
          <table:table-cell office:value-type="float" office:value="1.21043068417429">
            <text:p>1.2104306842</text:p>
          </table:table-cell>
          <table:table-cell office:value-type="float" office:value="30.0512969045094">
            <text:p>30.0512969045</text:p>
          </table:table-cell>
          <table:table-cell office:value-type="float" office:value="23.5062009615766">
            <text:p>23.5062009616</text:p>
          </table:table-cell>
          <table:table-cell office:value-type="float" office:value="12.2480194129786">
            <text:p>12.24801941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table:number-columns-repeated="2" office:value-type="float" office:value="416">
            <text:p>416</text:p>
          </table:table-cell>
          <table:table-cell office:value-type="float" office:value="8484">
            <text:p>8484</text:p>
          </table:table-cell>
          <table:table-cell office:value-type="float" office:value="14586">
            <text:p>14586</text:p>
          </table:table-cell>
          <table:table-cell office:value-type="float" office:value="20671">
            <text:p>20671</text:p>
          </table:table-cell>
          <table:table-cell office:value-type="float" office:value="273.25">
            <text:p>273.25</text:p>
          </table:table-cell>
          <table:table-cell office:value-type="float" office:value="429.125">
            <text:p>429.125</text:p>
          </table:table-cell>
          <table:table-cell office:value-type="float" office:value="491.5">
            <text:p>491.5</text:p>
          </table:table-cell>
          <table:table-cell office:value-type="float" office:value="0.0322076850542197">
            <text:p>0.0322076851</text:p>
          </table:table-cell>
          <table:table-cell office:value-type="float" office:value="0.0294203345673934">
            <text:p>0.0294203346</text:p>
          </table:table-cell>
          <table:table-cell office:value-type="float" office:value="0.0237772725073775">
            <text:p>0.0237772725</text:p>
          </table:table-cell>
          <table:table-cell office:value-type="float" office:value="1.11476007424381">
            <text:p>1.1147600742</text:p>
          </table:table-cell>
          <table:table-cell office:value-type="float" office:value="1.10466766091455">
            <text:p>1.1046676609</text:p>
          </table:table-cell>
          <table:table-cell office:value-type="float" office:value="1.08432855680409">
            <text:p>1.0843285568</text:p>
          </table:table-cell>
          <table:table-cell office:value-type="float" office:value="21.8659161402176">
            <text:p>21.8659161402</text:p>
          </table:table-cell>
          <table:table-cell office:value-type="float" office:value="23.9050380436774">
            <text:p>23.9050380437</text:p>
          </table:table-cell>
          <table:table-cell office:value-type="float" office:value="29.4968853611986">
            <text:p>29.496885361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8373">
            <text:p>8373</text:p>
          </table:table-cell>
          <table:table-cell office:value-type="float" office:value="14036">
            <text:p>14036</text:p>
          </table:table-cell>
          <table:table-cell office:value-type="float" office:value="22419">
            <text:p>22419</text:p>
          </table:table-cell>
          <table:table-cell office:value-type="float" office:value="62">
            <text:p>62</text:p>
          </table:table-cell>
          <table:table-cell office:value-type="float" office:value="604.625">
            <text:p>604.625</text:p>
          </table:table-cell>
          <table:table-cell office:value-type="float" office:value="676.875">
            <text:p>676.875</text:p>
          </table:table-cell>
          <table:table-cell office:value-type="float" office:value="0.00740475337394005">
            <text:p>0.0074047534</text:p>
          </table:table-cell>
          <table:table-cell office:value-type="float" office:value="0.0430767312624679">
            <text:p>0.0430767313</text:p>
          </table:table-cell>
          <table:table-cell office:value-type="float" office:value="0.0301920246219724">
            <text:p>0.0301920246</text:p>
          </table:table-cell>
          <table:table-cell office:value-type="float" office:value="1.02602410433895">
            <text:p>1.0260241043</text:p>
          </table:table-cell>
          <table:table-cell office:value-type="float" office:value="1.15440554478011">
            <text:p>1.1544055448</text:p>
          </table:table-cell>
          <table:table-cell office:value-type="float" office:value="1.10745874054442">
            <text:p>1.1074587405</text:p>
          </table:table-cell>
          <table:table-cell office:value-type="float" office:value="0">
            <text:p>0</text:p>
          </table:table-cell>
          <table:table-cell office:value-type="float" office:value="16.435125896014">
            <text:p>16.435125896</text:p>
          </table:table-cell>
          <table:table-cell office:value-type="float" office:value="23.30281172082">
            <text:p>23.302811720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595">
            <text:p>8595</text:p>
          </table:table-cell>
          <table:table-cell office:value-type="float" office:value="14473">
            <text:p>14473</text:p>
          </table:table-cell>
          <table:table-cell office:value-type="float" office:value="25710">
            <text:p>25710</text:p>
          </table:table-cell>
          <table:table-cell office:value-type="float" office:value="134.75">
            <text:p>134.75</text:p>
          </table:table-cell>
          <table:table-cell office:value-type="float" office:value="852">
            <text:p>852</text:p>
          </table:table-cell>
          <table:table-cell office:value-type="float" office:value="793.875">
            <text:p>793.875</text:p>
          </table:table-cell>
          <table:table-cell office:value-type="float" office:value="0.0156777196044212">
            <text:p>0.0156777196</text:p>
          </table:table-cell>
          <table:table-cell office:value-type="float" office:value="0.0588682374075865">
            <text:p>0.0588682374</text:p>
          </table:table-cell>
          <table:table-cell office:value-type="float" office:value="0.0308780630105018">
            <text:p>0.030878063</text:p>
          </table:table-cell>
          <table:table-cell office:value-type="float" office:value="1.05535376876378">
            <text:p>1.0553537688</text:p>
          </table:table-cell>
          <table:table-cell office:value-type="float" office:value="1.21283115090249">
            <text:p>1.2128311509</text:p>
          </table:table-cell>
          <table:table-cell office:value-type="float" office:value="1.10994199189631">
            <text:p>1.1099419919</text:p>
          </table:table-cell>
          <table:table-cell office:value-type="float" office:value="0">
            <text:p>0</text:p>
          </table:table-cell>
          <table:table-cell office:value-type="float" office:value="12.1178227182785">
            <text:p>12.1178227183</text:p>
          </table:table-cell>
          <table:table-cell office:value-type="float" office:value="22.7927011414052">
            <text:p>22.7927011414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80">
            <text:p>380</text:p>
          </table:table-cell>
          <table:table-cell office:value-type="float" office:value="10160">
            <text:p>10160</text:p>
          </table:table-cell>
          <table:table-cell office:value-type="float" office:value="15974">
            <text:p>15974</text:p>
          </table:table-cell>
          <table:table-cell office:value-type="float" office:value="27491">
            <text:p>27491</text:p>
          </table:table-cell>
          <table:table-cell office:value-type="float" office:value="295">
            <text:p>295</text:p>
          </table:table-cell>
          <table:table-cell office:value-type="float" office:value="484.375">
            <text:p>484.375</text:p>
          </table:table-cell>
          <table:table-cell office:value-type="float" office:value="880">
            <text:p>880</text:p>
          </table:table-cell>
          <table:table-cell office:value-type="float" office:value="0.0290354330708661">
            <text:p>0.0290354331</text:p>
          </table:table-cell>
          <table:table-cell office:value-type="float" office:value="0.0303227119068486">
            <text:p>0.0303227119</text:p>
          </table:table-cell>
          <table:table-cell office:value-type="float" office:value="0.0320104761558328">
            <text:p>0.0320104762</text:p>
          </table:table-cell>
          <table:table-cell office:value-type="float" office:value="1.10327640624031">
            <text:p>1.1032764062</text:p>
          </table:table-cell>
          <table:table-cell office:value-type="float" office:value="1.10793164671445">
            <text:p>1.1079316467</text:p>
          </table:table-cell>
          <table:table-cell office:value-type="float" office:value="1.11404502088951">
            <text:p>1.1140450209</text:p>
          </table:table-cell>
          <table:table-cell office:value-type="float" office:value="24.2173791763903">
            <text:p>24.2173791764</text:p>
          </table:table-cell>
          <table:table-cell office:value-type="float" office:value="23.2038583308272">
            <text:p>23.2038583308</text:p>
          </table:table-cell>
          <table:table-cell office:value-type="float" office:value="21.998513986922">
            <text:p>21.9985139869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11162">
            <text:p>11162</text:p>
          </table:table-cell>
          <table:table-cell office:value-type="float" office:value="15346">
            <text:p>15346</text:p>
          </table:table-cell>
          <table:table-cell office:value-type="float" office:value="26117">
            <text:p>26117</text:p>
          </table:table-cell>
          <table:table-cell office:value-type="float" office:value="394.25">
            <text:p>394.25</text:p>
          </table:table-cell>
          <table:table-cell office:value-type="float" office:value="587.25">
            <text:p>587.25</text:p>
          </table:table-cell>
          <table:table-cell office:value-type="float" office:value="1075.75">
            <text:p>1075.75</text:p>
          </table:table-cell>
          <table:table-cell office:value-type="float" office:value="0.0353207310517828">
            <text:p>0.0353207311</text:p>
          </table:table-cell>
          <table:table-cell office:value-type="float" office:value="0.0382673009253226">
            <text:p>0.0382673009</text:p>
          </table:table-cell>
          <table:table-cell office:value-type="float" office:value="0.0411896465903435">
            <text:p>0.0411896466</text:p>
          </table:table-cell>
          <table:table-cell office:value-type="float" office:value="1.12606776460362">
            <text:p>1.1260677646</text:p>
          </table:table-cell>
          <table:table-cell office:value-type="float" office:value="1.13680575042604">
            <text:p>1.1368057504</text:p>
          </table:table-cell>
          <table:table-cell office:value-type="float" office:value="1.14748907355923">
            <text:p>1.1474890736</text:p>
          </table:table-cell>
          <table:table-cell office:value-type="float" office:value="19.9689410564884">
            <text:p>19.9689410565</text:p>
          </table:table-cell>
          <table:table-cell office:value-type="float" office:value="18.4577065363337">
            <text:p>18.4577065363</text:p>
          </table:table-cell>
          <table:table-cell office:value-type="float" office:value="17.1724316962187">
            <text:p>17.172431696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621">
            <text:p>621</text:p>
          </table:table-cell>
          <table:table-cell office:value-type="float" office:value="10680">
            <text:p>10680</text:p>
          </table:table-cell>
          <table:table-cell office:value-type="float" office:value="15801">
            <text:p>15801</text:p>
          </table:table-cell>
          <table:table-cell office:value-type="float" office:value="25778">
            <text:p>25778</text:p>
          </table:table-cell>
          <table:table-cell office:value-type="float" office:value="442.625">
            <text:p>442.625</text:p>
          </table:table-cell>
          <table:table-cell office:value-type="float" office:value="559.75">
            <text:p>559.75</text:p>
          </table:table-cell>
          <table:table-cell office:value-type="float" office:value="877.25">
            <text:p>877.25</text:p>
          </table:table-cell>
          <table:table-cell office:value-type="float" office:value="0.0414442883895131">
            <text:p>0.0414442884</text:p>
          </table:table-cell>
          <table:table-cell office:value-type="float" office:value="0.0354249731029682">
            <text:p>0.0354249731</text:p>
          </table:table-cell>
          <table:table-cell office:value-type="float" office:value="0.0340309566296842">
            <text:p>0.0340309566</text:p>
          </table:table-cell>
          <table:table-cell office:value-type="float" office:value="1.14842156228192">
            <text:p>1.1484215623</text:p>
          </table:table-cell>
          <table:table-cell office:value-type="float" office:value="1.12644706615031">
            <text:p>1.1264470662</text:p>
          </table:table-cell>
          <table:table-cell office:value-type="float" office:value="1.12137823598179">
            <text:p>1.121378236</text:p>
          </table:table-cell>
          <table:table-cell office:value-type="float" office:value="17.0690218902409">
            <text:p>17.0690218902</text:p>
          </table:table-cell>
          <table:table-cell office:value-type="float" office:value="19.9111882719726">
            <text:p>19.911188272</text:p>
          </table:table-cell>
          <table:table-cell office:value-type="float" office:value="20.7127774431057">
            <text:p>20.712777443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7560">
            <text:p>17560</text:p>
          </table:table-cell>
          <table:table-cell office:value-type="float" office:value="26023">
            <text:p>26023</text:p>
          </table:table-cell>
          <table:table-cell office:value-type="float" office:value="567.875">
            <text:p>567.875</text:p>
          </table:table-cell>
          <table:table-cell office:value-type="float" office:value="586.125">
            <text:p>586.125</text:p>
          </table:table-cell>
          <table:table-cell office:value-type="float" office:value="791">
            <text:p>791</text:p>
          </table:table-cell>
          <table:table-cell office:value-type="float" office:value="0.0539087715967344">
            <text:p>0.0539087716</text:p>
          </table:table-cell>
          <table:table-cell office:value-type="float" office:value="0.033378416856492">
            <text:p>0.0333784169</text:p>
          </table:table-cell>
          <table:table-cell office:value-type="float" office:value="0.0303961879875495">
            <text:p>0.030396188</text:p>
          </table:table-cell>
          <table:table-cell office:value-type="float" office:value="1.19437676567251">
            <text:p>1.1943767657</text:p>
          </table:table-cell>
          <table:table-cell office:value-type="float" office:value="1.11900813167294">
            <text:p>1.1190081317</text:p>
          </table:table-cell>
          <table:table-cell office:value-type="float" office:value="1.10819755731501">
            <text:p>1.1081975573</text:p>
          </table:table-cell>
          <table:table-cell office:value-type="float" office:value="13.2013218961654">
            <text:p>13.2013218962</text:p>
          </table:table-cell>
          <table:table-cell office:value-type="float" office:value="21.1110059286351">
            <text:p>21.1110059286</text:p>
          </table:table-cell>
          <table:table-cell office:value-type="float" office:value="23.1485975962425">
            <text:p>23.148597596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358">
            <text:p>18358</text:p>
          </table:table-cell>
          <table:table-cell office:value-type="float" office:value="27422">
            <text:p>27422</text:p>
          </table:table-cell>
          <table:table-cell office:value-type="float" office:value="585.625">
            <text:p>585.625</text:p>
          </table:table-cell>
          <table:table-cell office:value-type="float" office:value="950.75">
            <text:p>950.75</text:p>
          </table:table-cell>
          <table:table-cell office:value-type="float" office:value="530">
            <text:p>530</text:p>
          </table:table-cell>
          <table:table-cell office:value-type="float" office:value="0.054629197761194">
            <text:p>0.0546291978</text:p>
          </table:table-cell>
          <table:table-cell office:value-type="float" office:value="0.0517894106111777">
            <text:p>0.0517894106</text:p>
          </table:table-cell>
          <table:table-cell office:value-type="float" office:value="0.019327547224856">
            <text:p>0.0193275472</text:p>
          </table:table-cell>
          <table:table-cell office:value-type="float" office:value="1.19705151669032">
            <text:p>1.1970515167</text:p>
          </table:table-cell>
          <table:table-cell office:value-type="float" office:value="1.18651993751997">
            <text:p>1.1865199375</text:p>
          </table:table-cell>
          <table:table-cell office:value-type="float" office:value="1.06837858128718">
            <text:p>1.0683785813</text:p>
          </table:table-cell>
          <table:table-cell office:value-type="float" office:value="13.0317195912413">
            <text:p>13.0317195912</text:p>
          </table:table-cell>
          <table:table-cell office:value-type="float" office:value="13.7276128911067">
            <text:p>13.7276128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104">
            <text:p>11104</text:p>
          </table:table-cell>
          <table:table-cell office:value-type="float" office:value="18732">
            <text:p>18732</text:p>
          </table:table-cell>
          <table:table-cell office:value-type="float" office:value="28800">
            <text:p>28800</text:p>
          </table:table-cell>
          <table:table-cell office:value-type="float" office:value="400">
            <text:p>400</text:p>
          </table:table-cell>
          <table:table-cell office:value-type="float" office:value="762.75">
            <text:p>762.75</text:p>
          </table:table-cell>
          <table:table-cell office:value-type="float" office:value="508.25">
            <text:p>508.25</text:p>
          </table:table-cell>
          <table:table-cell office:value-type="float" office:value="0.0360230547550432">
            <text:p>0.0360230548</text:p>
          </table:table-cell>
          <table:table-cell office:value-type="float" office:value="0.0407190903267136">
            <text:p>0.0407190903</text:p>
          </table:table-cell>
          <table:table-cell office:value-type="float" office:value="0.0176475694444444">
            <text:p>0.0176475694</text:p>
          </table:table-cell>
          <table:table-cell office:value-type="float" office:value="1.12862410617147">
            <text:p>1.1286241062</text:p>
          </table:table-cell>
          <table:table-cell office:value-type="float" office:value="1.14576658300489">
            <text:p>1.145766583</text:p>
          </table:table-cell>
          <table:table-cell office:value-type="float" office:value="1.06237690900186">
            <text:p>1.062376909</text:p>
          </table:table-cell>
          <table:table-cell office:value-type="float" office:value="19.58629519355">
            <text:p>19.5862951936</text:p>
          </table:table-cell>
          <table:table-cell office:value-type="float" office:value="17.3669270316856">
            <text:p>17.36692703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11914">
            <text:p>11914</text:p>
          </table:table-cell>
          <table:table-cell office:value-type="float" office:value="18262">
            <text:p>18262</text:p>
          </table:table-cell>
          <table:table-cell office:value-type="float" office:value="29247">
            <text:p>29247</text:p>
          </table:table-cell>
          <table:table-cell office:value-type="float" office:value="369">
            <text:p>369</text:p>
          </table:table-cell>
          <table:table-cell office:value-type="float" office:value="658.375">
            <text:p>658.375</text:p>
          </table:table-cell>
          <table:table-cell office:value-type="float" office:value="379.125">
            <text:p>379.125</text:p>
          </table:table-cell>
          <table:table-cell office:value-type="float" office:value="0.0309719657545744">
            <text:p>0.0309719658</text:p>
          </table:table-cell>
          <table:table-cell office:value-type="float" office:value="0.036051637279597">
            <text:p>0.0360516373</text:p>
          </table:table-cell>
          <table:table-cell office:value-type="float" office:value="0.0129628679864601">
            <text:p>0.012962868</text:p>
          </table:table-cell>
          <table:table-cell office:value-type="float" office:value="1.11028203495991">
            <text:p>1.110282035</text:p>
          </table:table-cell>
          <table:table-cell office:value-type="float" office:value="1.12872818275765">
            <text:p>1.1287281828</text:p>
          </table:table-cell>
          <table:table-cell office:value-type="float" office:value="1.04569938840762">
            <text:p>1.0456993884</text:p>
          </table:table-cell>
          <table:table-cell office:value-type="float" office:value="22.7246369803801">
            <text:p>22.7246369804</text:p>
          </table:table-cell>
          <table:table-cell office:value-type="float" office:value="19.5710383084269">
            <text:p>19.57103830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138">
            <text:p>13138</text:p>
          </table:table-cell>
          <table:table-cell office:value-type="float" office:value="18500">
            <text:p>18500</text:p>
          </table:table-cell>
          <table:table-cell office:value-type="float" office:value="31337">
            <text:p>31337</text:p>
          </table:table-cell>
          <table:table-cell office:value-type="float" office:value="464.25">
            <text:p>464.25</text:p>
          </table:table-cell>
          <table:table-cell office:value-type="float" office:value="417.5">
            <text:p>417.5</text:p>
          </table:table-cell>
          <table:table-cell office:value-type="float" office:value="714.75">
            <text:p>714.75</text:p>
          </table:table-cell>
          <table:table-cell office:value-type="float" office:value="0.0353364286801644">
            <text:p>0.0353364287</text:p>
          </table:table-cell>
          <table:table-cell office:value-type="float" office:value="0.0225675675675676">
            <text:p>0.0225675676</text:p>
          </table:table-cell>
          <table:table-cell office:value-type="float" office:value="0.0228085011328462">
            <text:p>0.0228085011</text:p>
          </table:table-cell>
          <table:table-cell office:value-type="float" office:value="1.12612488023664">
            <text:p>1.1261248802</text:p>
          </table:table-cell>
          <table:table-cell office:value-type="float" office:value="1.07998470489408">
            <text:p>1.0799847049</text:p>
          </table:table-cell>
          <table:table-cell office:value-type="float" office:value="1.08084940030386">
            <text:p>1.0808494003</text:p>
          </table:table-cell>
          <table:table-cell office:value-type="float" office:value="19.9602223754411">
            <text:p>19.9602223754</text:p>
          </table:table-cell>
          <table:table-cell office:value-type="float" office:value="31.0595907430139">
            <text:p>31.059590743</text:p>
          </table:table-cell>
          <table:table-cell office:value-type="float" office:value="30.7351319971737">
            <text:p>30.735131997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8">
            <text:p>288</text:p>
          </table:table-cell>
          <table:table-cell office:value-type="float" office:value="600">
            <text:p>600</text:p>
          </table:table-cell>
          <table:table-cell office:value-type="float" office:value="14870">
            <text:p>14870</text:p>
          </table:table-cell>
          <table:table-cell office:value-type="float" office:value="19675">
            <text:p>19675</text:p>
          </table:table-cell>
          <table:table-cell office:value-type="float" office:value="31604">
            <text:p>31604</text:p>
          </table:table-cell>
          <table:table-cell office:value-type="float" office:value="511.875">
            <text:p>511.875</text:p>
          </table:table-cell>
          <table:table-cell office:value-type="float" office:value="455.125">
            <text:p>455.125</text:p>
          </table:table-cell>
          <table:table-cell office:value-type="float" office:value="734">
            <text:p>734</text:p>
          </table:table-cell>
          <table:table-cell office:value-type="float" office:value="0.0344233355749832">
            <text:p>0.0344233356</text:p>
          </table:table-cell>
          <table:table-cell office:value-type="float" office:value="0.0231321473951715">
            <text:p>0.0231321474</text:p>
          </table:table-cell>
          <table:table-cell office:value-type="float" office:value="0.0232249082394634">
            <text:p>0.0232249082</text:p>
          </table:table-cell>
          <table:table-cell office:value-type="float" office:value="1.12280420793537">
            <text:p>1.1228042079</text:p>
          </table:table-cell>
          <table:table-cell office:value-type="float" office:value="1.0820113045196">
            <text:p>1.0820113045</text:p>
          </table:table-cell>
          <table:table-cell office:value-type="float" office:value="1.08234439570908">
            <text:p>1.0823443957</text:p>
          </table:table-cell>
          <table:table-cell office:value-type="float" office:value="20.4805866272211">
            <text:p>20.4805866272</text:p>
          </table:table-cell>
          <table:table-cell office:value-type="float" office:value="30.3099234118083">
            <text:p>30.3099234118</text:p>
          </table:table-cell>
          <table:table-cell office:value-type="float" office:value="30.1902385567313">
            <text:p>30.190238556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626">
            <text:p>626</text:p>
          </table:table-cell>
          <table:table-cell office:value-type="float" office:value="14522">
            <text:p>14522</text:p>
          </table:table-cell>
          <table:table-cell office:value-type="float" office:value="20436">
            <text:p>20436</text:p>
          </table:table-cell>
          <table:table-cell office:value-type="float" office:value="30183">
            <text:p>30183</text:p>
          </table:table-cell>
          <table:table-cell office:value-type="float" office:value="571.125">
            <text:p>571.125</text:p>
          </table:table-cell>
          <table:table-cell office:value-type="float" office:value="340.875">
            <text:p>340.875</text:p>
          </table:table-cell>
          <table:table-cell office:value-type="float" office:value="785.375">
            <text:p>785.375</text:p>
          </table:table-cell>
          <table:table-cell office:value-type="float" office:value="0.0393282605701694">
            <text:p>0.0393282606</text:p>
          </table:table-cell>
          <table:table-cell office:value-type="float" office:value="0.0166801233118027">
            <text:p>0.0166801233</text:p>
          </table:table-cell>
          <table:table-cell office:value-type="float" office:value="0.0260204419706457">
            <text:p>0.026020442</text:p>
          </table:table-cell>
          <table:table-cell office:value-type="float" office:value="1.14068046767136">
            <text:p>1.1406804677</text:p>
          </table:table-cell>
          <table:table-cell office:value-type="float" office:value="1.05892575555816">
            <text:p>1.0589257556</text:p>
          </table:table-cell>
          <table:table-cell office:value-type="float" office:value="1.09239859116194">
            <text:p>1.0923985912</text:p>
          </table:table-cell>
          <table:table-cell office:value-type="float" office:value="17.9690044624391">
            <text:p>17.9690044624</text:p>
          </table:table-cell>
          <table:table-cell office:value-type="float" office:value="0">
            <text:p>0</text:p>
          </table:table-cell>
          <table:table-cell office:value-type="float" office:value="26.9836527454411">
            <text:p>26.9836527454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3632">
            <text:p>13632</text:p>
          </table:table-cell>
          <table:table-cell office:value-type="float" office:value="20744">
            <text:p>20744</text:p>
          </table:table-cell>
          <table:table-cell office:value-type="float" office:value="28942">
            <text:p>28942</text:p>
          </table:table-cell>
          <table:table-cell office:value-type="float" office:value="488.625">
            <text:p>488.625</text:p>
          </table:table-cell>
          <table:table-cell office:value-type="float" office:value="238.5">
            <text:p>238.5</text:p>
          </table:table-cell>
          <table:table-cell office:value-type="float" office:value="392.375">
            <text:p>392.375</text:p>
          </table:table-cell>
          <table:table-cell office:value-type="float" office:value="0.0358439700704225">
            <text:p>0.0358439701</text:p>
          </table:table-cell>
          <table:table-cell office:value-type="float" office:value="0.0114973004242191">
            <text:p>0.0114973004</text:p>
          </table:table-cell>
          <table:table-cell office:value-type="float" office:value="0.0135572869877686">
            <text:p>0.013557287</text:p>
          </table:table-cell>
          <table:table-cell office:value-type="float" office:value="1.12797208401968">
            <text:p>1.127972084</text:p>
          </table:table-cell>
          <table:table-cell office:value-type="float" office:value="1.04049963980217">
            <text:p>1.0404996398</text:p>
          </table:table-cell>
          <table:table-cell office:value-type="float" office:value="1.04781075251691">
            <text:p>1.0478107525</text:p>
          </table:table-cell>
          <table:table-cell office:value-type="float" office:value="19.6824414474222">
            <text:p>19.68244144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14074">
            <text:p>14074</text:p>
          </table:table-cell>
          <table:table-cell office:value-type="float" office:value="22310">
            <text:p>22310</text:p>
          </table:table-cell>
          <table:table-cell office:value-type="float" office:value="31741">
            <text:p>31741</text:p>
          </table:table-cell>
          <table:table-cell office:value-type="float" office:value="483.875">
            <text:p>483.875</text:p>
          </table:table-cell>
          <table:table-cell office:value-type="float" office:value="472.875">
            <text:p>472.875</text:p>
          </table:table-cell>
          <table:table-cell office:value-type="float" office:value="1352.5">
            <text:p>1352.5</text:p>
          </table:table-cell>
          <table:table-cell office:value-type="float" office:value="0.0343807730567003">
            <text:p>0.0343807731</text:p>
          </table:table-cell>
          <table:table-cell office:value-type="float" office:value="0.021195652173913">
            <text:p>0.0211956522</text:p>
          </table:table-cell>
          <table:table-cell office:value-type="float" office:value="0.0426105037648467">
            <text:p>0.0426105038</text:p>
          </table:table-cell>
          <table:table-cell office:value-type="float" office:value="1.12264949930816">
            <text:p>1.1226494993</text:p>
          </table:table-cell>
          <table:table-cell office:value-type="float" office:value="1.07506532372401">
            <text:p>1.0750653237</text:p>
          </table:table-cell>
          <table:table-cell office:value-type="float" office:value="1.15269544703791">
            <text:p>1.152695447</text:p>
          </table:table-cell>
          <table:table-cell office:value-type="float" office:value="20.505516817434">
            <text:p>20.5055168174</text:p>
          </table:table-cell>
          <table:table-cell office:value-type="float" office:value="33.0476906035457">
            <text:p>33.0476906035</text:p>
          </table:table-cell>
          <table:table-cell office:value-type="float" office:value="16.6112130304379">
            <text:p>16.6112130304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815">
            <text:p>14815</text:p>
          </table:table-cell>
          <table:table-cell office:value-type="float" office:value="22699">
            <text:p>22699</text:p>
          </table:table-cell>
          <table:table-cell office:value-type="float" office:value="33745">
            <text:p>33745</text:p>
          </table:table-cell>
          <table:table-cell office:value-type="float" office:value="282.25">
            <text:p>282.25</text:p>
          </table:table-cell>
          <table:table-cell office:value-type="float" office:value="498.5">
            <text:p>498.5</text:p>
          </table:table-cell>
          <table:table-cell office:value-type="float" office:value="1277.375">
            <text:p>1277.375</text:p>
          </table:table-cell>
          <table:table-cell office:value-type="float" office:value="0.0190516368545393">
            <text:p>0.0190516369</text:p>
          </table:table-cell>
          <table:table-cell office:value-type="float" office:value="0.0219613198819331">
            <text:p>0.0219613199</text:p>
          </table:table-cell>
          <table:table-cell office:value-type="float" office:value="0.0378537561120166">
            <text:p>0.0378537561</text:p>
          </table:table-cell>
          <table:table-cell office:value-type="float" office:value="1.06739214012989">
            <text:p>1.0673921401</text:p>
          </table:table-cell>
          <table:table-cell office:value-type="float" office:value="1.07780992674584">
            <text:p>1.0778099267</text:p>
          </table:table-cell>
          <table:table-cell office:value-type="float" office:value="1.13529664382156">
            <text:p>1.1352966438</text:p>
          </table:table-cell>
          <table:table-cell office:value-type="float" office:value="0">
            <text:p>0</text:p>
          </table:table-cell>
          <table:table-cell office:value-type="float" office:value="31.9075010431003">
            <text:p>31.9075010431</text:p>
          </table:table-cell>
          <table:table-cell office:value-type="float" office:value="18.6556137956449">
            <text:p>18.655613795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615">
            <text:p>615</text:p>
          </table:table-cell>
          <table:table-cell office:value-type="float" office:value="15395">
            <text:p>15395</text:p>
          </table:table-cell>
          <table:table-cell office:value-type="float" office:value="21350">
            <text:p>21350</text:p>
          </table:table-cell>
          <table:table-cell office:value-type="float" office:value="35222">
            <text:p>35222</text:p>
          </table:table-cell>
          <table:table-cell office:value-type="float" office:value="157">
            <text:p>157</text:p>
          </table:table-cell>
          <table:table-cell office:value-type="float" office:value="577.625">
            <text:p>577.625</text:p>
          </table:table-cell>
          <table:table-cell office:value-type="float" office:value="1635.75">
            <text:p>1635.75</text:p>
          </table:table-cell>
          <table:table-cell office:value-type="float" office:value="0.0101981162715167">
            <text:p>0.0101981163</text:p>
          </table:table-cell>
          <table:table-cell office:value-type="float" office:value="0.0270550351288056">
            <text:p>0.0270550351</text:p>
          </table:table-cell>
          <table:table-cell office:value-type="float" office:value="0.0464411447390835">
            <text:p>0.0464411447</text:p>
          </table:table-cell>
          <table:table-cell office:value-type="float" office:value="1.03589725003826">
            <text:p>1.03589725</text:p>
          </table:table-cell>
          <table:table-cell office:value-type="float" office:value="1.09612729380543">
            <text:p>1.0961272938</text:p>
          </table:table-cell>
          <table:table-cell office:value-type="float" office:value="1.16677129523916">
            <text:p>1.1667712952</text:p>
          </table:table-cell>
          <table:table-cell office:value-type="float" office:value="0">
            <text:p>0</text:p>
          </table:table-cell>
          <table:table-cell office:value-type="float" office:value="25.9649274037345">
            <text:p>25.9649274037</text:p>
          </table:table-cell>
          <table:table-cell office:value-type="float" office:value="15.2692335379653">
            <text:p>15.2692335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823">
            <text:p>15823</text:p>
          </table:table-cell>
          <table:table-cell office:value-type="float" office:value="22712">
            <text:p>22712</text:p>
          </table:table-cell>
          <table:table-cell office:value-type="float" office:value="39565">
            <text:p>39565</text:p>
          </table:table-cell>
          <table:table-cell office:value-type="float" office:value="203.375">
            <text:p>203.375</text:p>
          </table:table-cell>
          <table:table-cell office:value-type="float" office:value="1240.25">
            <text:p>1240.25</text:p>
          </table:table-cell>
          <table:table-cell office:value-type="float" office:value="2086.5">
            <text:p>2086.5</text:p>
          </table:table-cell>
          <table:table-cell office:value-type="float" office:value="0.0128531251974973">
            <text:p>0.0128531252</text:p>
          </table:table-cell>
          <table:table-cell office:value-type="float" office:value="0.054607696371962">
            <text:p>0.0546076964</text:p>
          </table:table-cell>
          <table:table-cell office:value-type="float" office:value="0.0527360040439783">
            <text:p>0.052736004</text:p>
          </table:table-cell>
          <table:table-cell office:value-type="float" office:value="1.04530973573283">
            <text:p>1.0453097357</text:p>
          </table:table-cell>
          <table:table-cell office:value-type="float" office:value="1.19697165828785">
            <text:p>1.1969716583</text:p>
          </table:table-cell>
          <table:table-cell office:value-type="float" office:value="1.19002694295408">
            <text:p>1.190026943</text:p>
          </table:table-cell>
          <table:table-cell office:value-type="float" office:value="0">
            <text:p>0</text:p>
          </table:table-cell>
          <table:table-cell office:value-type="float" office:value="13.036716663734">
            <text:p>13.0367166637</text:p>
          </table:table-cell>
          <table:table-cell office:value-type="float" office:value="13.4873234577856">
            <text:p>13.487323457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945">
            <text:p>16945</text:p>
          </table:table-cell>
          <table:table-cell office:value-type="float" office:value="24346">
            <text:p>24346</text:p>
          </table:table-cell>
          <table:table-cell office:value-type="float" office:value="42157">
            <text:p>42157</text:p>
          </table:table-cell>
          <table:table-cell office:value-type="float" office:value="305">
            <text:p>305</text:p>
          </table:table-cell>
          <table:table-cell office:value-type="float" office:value="1201.5">
            <text:p>1201.5</text:p>
          </table:table-cell>
          <table:table-cell office:value-type="float" office:value="1914.125">
            <text:p>1914.125</text:p>
          </table:table-cell>
          <table:table-cell office:value-type="float" office:value="0.0179994098554146">
            <text:p>0.0179994099</text:p>
          </table:table-cell>
          <table:table-cell office:value-type="float" office:value="0.0493510227552781">
            <text:p>0.0493510228</text:p>
          </table:table-cell>
          <table:table-cell office:value-type="float" office:value="0.045404677752212">
            <text:p>0.0454046778</text:p>
          </table:table-cell>
          <table:table-cell office:value-type="float" office:value="1.06363293285403">
            <text:p>1.0636329329</text:p>
          </table:table-cell>
          <table:table-cell office:value-type="float" office:value="1.17750220559958">
            <text:p>1.1775022056</text:p>
          </table:table-cell>
          <table:table-cell office:value-type="float" office:value="1.16295707826584">
            <text:p>1.1629570783</text:p>
          </table:table-cell>
          <table:table-cell office:value-type="float" office:value="0">
            <text:p>0</text:p>
          </table:table-cell>
          <table:table-cell office:value-type="float" office:value="14.3890356725063">
            <text:p>14.3890356725</text:p>
          </table:table-cell>
          <table:table-cell office:value-type="float" office:value="15.6099949200314">
            <text:p>15.6099949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46">
            <text:p>446</text:p>
          </table:table-cell>
          <table:table-cell office:value-type="float" office:value="17108">
            <text:p>17108</text:p>
          </table:table-cell>
          <table:table-cell office:value-type="float" office:value="24449">
            <text:p>24449</text:p>
          </table:table-cell>
          <table:table-cell office:value-type="float" office:value="41827">
            <text:p>41827</text:p>
          </table:table-cell>
          <table:table-cell office:value-type="float" office:value="344.875">
            <text:p>344.875</text:p>
          </table:table-cell>
          <table:table-cell office:value-type="float" office:value="816.75">
            <text:p>816.75</text:p>
          </table:table-cell>
          <table:table-cell office:value-type="float" office:value="2094.5">
            <text:p>2094.5</text:p>
          </table:table-cell>
          <table:table-cell office:value-type="float" office:value="0.0201586976852934">
            <text:p>0.0201586977</text:p>
          </table:table-cell>
          <table:table-cell office:value-type="float" office:value="0.0334062742852468">
            <text:p>0.0334062743</text:p>
          </table:table-cell>
          <table:table-cell office:value-type="float" office:value="0.0500753102063261">
            <text:p>0.0500753102</text:p>
          </table:table-cell>
          <table:table-cell office:value-type="float" office:value="1.07135193315957">
            <text:p>1.0713519332</text:p>
          </table:table-cell>
          <table:table-cell office:value-type="float" office:value="1.11910927915514">
            <text:p>1.1191092792</text:p>
          </table:table-cell>
          <table:table-cell office:value-type="float" office:value="1.18017835763897">
            <text:p>1.1801783576</text:p>
          </table:table-cell>
          <table:table-cell office:value-type="float" office:value="34.7299425938336">
            <text:p>34.7299425938</text:p>
          </table:table-cell>
          <table:table-cell office:value-type="float" office:value="21.0936873693817">
            <text:p>21.0936873694</text:p>
          </table:table-cell>
          <table:table-cell office:value-type="float" office:value="14.1858459205988">
            <text:p>14.185845920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510">
            <text:p>25510</text:p>
          </table:table-cell>
          <table:table-cell office:value-type="float" office:value="43642">
            <text:p>43642</text:p>
          </table:table-cell>
          <table:table-cell office:value-type="float" office:value="408.5">
            <text:p>408.5</text:p>
          </table:table-cell>
          <table:table-cell office:value-type="float" office:value="1166.375">
            <text:p>1166.375</text:p>
          </table:table-cell>
          <table:table-cell office:value-type="float" office:value="2262.375">
            <text:p>2262.375</text:p>
          </table:table-cell>
          <table:table-cell office:value-type="float" office:value="0.0256982888777051">
            <text:p>0.0256982889</text:p>
          </table:table-cell>
          <table:table-cell office:value-type="float" office:value="0.0457222657781262">
            <text:p>0.0457222658</text:p>
          </table:table-cell>
          <table:table-cell office:value-type="float" office:value="0.0518393978277806">
            <text:p>0.0518393978</text:p>
          </table:table-cell>
          <table:table-cell office:value-type="float" office:value="1.0912383990924">
            <text:p>1.0912383991</text:p>
          </table:table-cell>
          <table:table-cell office:value-type="float" office:value="1.1641253603757">
            <text:p>1.1641253604</text:p>
          </table:table-cell>
          <table:table-cell office:value-type="float" office:value="1.18670504580484">
            <text:p>1.1867050458</text:p>
          </table:table-cell>
          <table:table-cell office:value-type="float" office:value="27.3176112283512">
            <text:p>27.3176112284</text:p>
          </table:table-cell>
          <table:table-cell office:value-type="float" office:value="15.503939447049">
            <text:p>15.503939447</text:p>
          </table:table-cell>
          <table:table-cell office:value-type="float" office:value="13.7147043888512">
            <text:p>13.714704388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office:value-type="float" office:value="337">
            <text:p>337</text:p>
          </table:table-cell>
          <table:table-cell table:number-columns-repeated="2" office:value-type="float" office:value="673">
            <text:p>673</text:p>
          </table:table-cell>
          <table:table-cell office:value-type="float" office:value="15259">
            <text:p>15259</text:p>
          </table:table-cell>
          <table:table-cell office:value-type="float" office:value="26758">
            <text:p>26758</text:p>
          </table:table-cell>
          <table:table-cell office:value-type="float" office:value="45544">
            <text:p>45544</text:p>
          </table:table-cell>
          <table:table-cell office:value-type="float" office:value="614.625">
            <text:p>614.625</text:p>
          </table:table-cell>
          <table:table-cell office:value-type="float" office:value="1077.375">
            <text:p>1077.375</text:p>
          </table:table-cell>
          <table:table-cell office:value-type="float" office:value="976.75">
            <text:p>976.75</text:p>
          </table:table-cell>
          <table:table-cell office:value-type="float" office:value="0.0402795071760928">
            <text:p>0.0402795072</text:p>
          </table:table-cell>
          <table:table-cell office:value-type="float" office:value="0.0402636594663278">
            <text:p>0.0402636595</text:p>
          </table:table-cell>
          <table:table-cell office:value-type="float" office:value="0.0214462936940102">
            <text:p>0.0214462937</text:p>
          </table:table-cell>
          <table:table-cell office:value-type="float" office:value="1.14415825496509">
            <text:p>1.144158255</text:p>
          </table:table-cell>
          <table:table-cell office:value-type="float" office:value="1.14410028618844">
            <text:p>1.1441002862</text:p>
          </table:table-cell>
          <table:table-cell office:value-type="float" office:value="1.07596351721493">
            <text:p>1.0759635172</text:p>
          </table:table-cell>
          <table:table-cell office:value-type="float" office:value="17.5527251550512">
            <text:p>17.5527251551</text:p>
          </table:table-cell>
          <table:table-cell office:value-type="float" office:value="17.5594992455137">
            <text:p>17.5594992455</text:p>
          </table:table-cell>
          <table:table-cell office:value-type="float" office:value="32.6654863191883">
            <text:p>32.665486319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73">
            <text:p>473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527">
            <text:p>28527</text:p>
          </table:table-cell>
          <table:table-cell office:value-type="float" office:value="47054">
            <text:p>47054</text:p>
          </table:table-cell>
          <table:table-cell office:value-type="float" office:value="631.875">
            <text:p>631.875</text:p>
          </table:table-cell>
          <table:table-cell office:value-type="float" office:value="1267.625">
            <text:p>1267.625</text:p>
          </table:table-cell>
          <table:table-cell office:value-type="float" office:value="-43.25">
            <text:p>-43.25</text:p>
          </table:table-cell>
          <table:table-cell office:value-type="float" office:value="0.0378640340364334">
            <text:p>0.037864034</text:p>
          </table:table-cell>
          <table:table-cell office:value-type="float" office:value="0.0444359729379185">
            <text:p>0.0444359729</text:p>
          </table:table-cell>
          <table:table-cell office:value-type="float" office:value="-0.00091915671356314">
            <text:p>-0.0009191567</text:p>
          </table:table-cell>
          <table:table-cell office:value-type="float" office:value="1.1353341418716">
            <text:p>1.1353341419</text:p>
          </table:table-cell>
          <table:table-cell office:value-type="float" office:value="1.15939603443696">
            <text:p>1.1593960344</text:p>
          </table:table-cell>
          <table:table-cell office:value-type="float" office:value="0.996784607406695">
            <text:p>0.9967846074</text:p>
          </table:table-cell>
          <table:table-cell office:value-type="float" office:value="18.6506427815646">
            <text:p>18.6506427816</text:p>
          </table:table-cell>
          <table:table-cell office:value-type="float" office:value="15.942847169112">
            <text:p>15.9428471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803">
            <text:p>17803</text:p>
          </table:table-cell>
          <table:table-cell office:value-type="float" office:value="29886">
            <text:p>29886</text:p>
          </table:table-cell>
          <table:table-cell office:value-type="float" office:value="50701">
            <text:p>50701</text:p>
          </table:table-cell>
          <table:table-cell office:value-type="float" office:value="547.125">
            <text:p>547.125</text:p>
          </table:table-cell>
          <table:table-cell office:value-type="float" office:value="1520.25">
            <text:p>1520.25</text:p>
          </table:table-cell>
          <table:table-cell office:value-type="float" office:value="-86.375">
            <text:p>-86.375</text:p>
          </table:table-cell>
          <table:table-cell office:value-type="float" office:value="0.030732179969668">
            <text:p>0.03073218</text:p>
          </table:table-cell>
          <table:table-cell office:value-type="float" office:value="0.0508682995382453">
            <text:p>0.0508682995</text:p>
          </table:table-cell>
          <table:table-cell office:value-type="float" office:value="-0.00170361531330743">
            <text:p>-0.0017036153</text:p>
          </table:table-cell>
          <table:table-cell office:value-type="float" office:value="1.10941378498979">
            <text:p>1.109413785</text:p>
          </table:table-cell>
          <table:table-cell office:value-type="float" office:value="1.18311071282377">
            <text:p>1.1831107128</text:p>
          </table:table-cell>
          <table:table-cell office:value-type="float" office:value="0.99404303492149">
            <text:p>0.9940430349</text:p>
          </table:table-cell>
          <table:table-cell office:value-type="float" office:value="22.8992675097942">
            <text:p>22.8992675098</text:p>
          </table:table-cell>
          <table:table-cell office:value-type="float" office:value="13.9700169811865">
            <text:p>13.97001698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1082">
            <text:p>31082</text:p>
          </table:table-cell>
          <table:table-cell office:value-type="float" office:value="53182">
            <text:p>53182</text:p>
          </table:table-cell>
          <table:table-cell office:value-type="float" office:value="816.625">
            <text:p>816.625</text:p>
          </table:table-cell>
          <table:table-cell office:value-type="float" office:value="-172.375">
            <text:p>-172.375</text:p>
          </table:table-cell>
          <table:table-cell office:value-type="float" office:value="-220.75">
            <text:p>-220.75</text:p>
          </table:table-cell>
          <table:table-cell office:value-type="float" office:value="0.0437563628569898">
            <text:p>0.0437563629</text:p>
          </table:table-cell>
          <table:table-cell office:value-type="float" office:value="-0.00554581429766424">
            <text:p>-0.0055458143</text:p>
          </table:table-cell>
          <table:table-cell office:value-type="float" office:value="-0.00415084050994697">
            <text:p>-0.0041508405</text:p>
          </table:table-cell>
          <table:table-cell office:value-type="float" office:value="1.15689992380879">
            <text:p>1.1568999238</text:p>
          </table:table-cell>
          <table:table-cell office:value-type="float" office:value="0.980649931828374">
            <text:p>0.9806499318</text:p>
          </table:table-cell>
          <table:table-cell office:value-type="float" office:value="0.985505827989986">
            <text:p>0.985505828</text:p>
          </table:table-cell>
          <table:table-cell office:value-type="float" office:value="16.1851601888029">
            <text:p>16.185160188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444">
            <text:p>31444</text:p>
          </table:table-cell>
          <table:table-cell office:value-type="float" office:value="47379">
            <text:p>47379</text:p>
          </table:table-cell>
          <table:table-cell office:value-type="float" office:value="1015.875">
            <text:p>1015.875</text:p>
          </table:table-cell>
          <table:table-cell office:value-type="float" office:value="677.875">
            <text:p>677.875</text:p>
          </table:table-cell>
          <table:table-cell office:value-type="float" office:value="-173.5">
            <text:p>-173.5</text:p>
          </table:table-cell>
          <table:table-cell office:value-type="float" office:value="0.0489814368370299">
            <text:p>0.0489814368</text:p>
          </table:table-cell>
          <table:table-cell office:value-type="float" office:value="0.0215581668998855">
            <text:p>0.0215581669</text:p>
          </table:table-cell>
          <table:table-cell office:value-type="float" office:value="-0.00366195994005783">
            <text:p>-0.0036619599</text:p>
          </table:table-cell>
          <table:table-cell office:value-type="float" office:value="1.17613742399266">
            <text:p>1.176137424</text:p>
          </table:table-cell>
          <table:table-cell office:value-type="float" office:value="1.07636450308736">
            <text:p>1.0763645031</text:p>
          </table:table-cell>
          <table:table-cell office:value-type="float" office:value="0.987209423712979">
            <text:p>0.9872094237</text:p>
          </table:table-cell>
          <table:table-cell office:value-type="float" office:value="14.4950334027264">
            <text:p>14.4950334027</text:p>
          </table:table-cell>
          <table:table-cell office:value-type="float" office:value="32.497758984604">
            <text:p>32.4977589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2000">
            <text:p>22000</text:p>
          </table:table-cell>
          <table:table-cell office:value-type="float" office:value="30560">
            <text:p>30560</text:p>
          </table:table-cell>
          <table:table-cell office:value-type="float" office:value="46073">
            <text:p>46073</text:p>
          </table:table-cell>
          <table:table-cell office:value-type="float" office:value="943">
            <text:p>943</text:p>
          </table:table-cell>
          <table:table-cell office:value-type="float" office:value="-135.125">
            <text:p>-135.125</text:p>
          </table:table-cell>
          <table:table-cell office:value-type="float" office:value="55">
            <text:p>55</text:p>
          </table:table-cell>
          <table:table-cell office:value-type="float" office:value="0.0428636363636364">
            <text:p>0.0428636364</text:p>
          </table:table-cell>
          <table:table-cell office:value-type="float" office:value="-0.00442162958115183">
            <text:p>-0.0044216296</text:p>
          </table:table-cell>
          <table:table-cell office:value-type="float" office:value="0.0011937577322944">
            <text:p>0.0011937577</text:p>
          </table:table-cell>
          <table:table-cell office:value-type="float" office:value="1.15362381826446">
            <text:p>1.1536238183</text:p>
          </table:table-cell>
          <table:table-cell office:value-type="float" office:value="0.984562616049948">
            <text:p>0.984562616</text:p>
          </table:table-cell>
          <table:table-cell office:value-type="float" office:value="1.00418094517578">
            <text:p>1.0041809452</text:p>
          </table:table-cell>
          <table:table-cell office:value-type="float" office:value="16.515133418561">
            <text:p>16.5151334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0169">
            <text:p>20169</text:p>
          </table:table-cell>
          <table:table-cell office:value-type="float" office:value="29712">
            <text:p>29712</text:p>
          </table:table-cell>
          <table:table-cell office:value-type="float" office:value="48749">
            <text:p>48749</text:p>
          </table:table-cell>
          <table:table-cell office:value-type="float" office:value="-1393.25">
            <text:p>-1393.25</text:p>
          </table:table-cell>
          <table:table-cell office:value-type="float" office:value="-430.25">
            <text:p>-430.25</text:p>
          </table:table-cell>
          <table:table-cell office:value-type="float" office:value="-431.375">
            <text:p>-431.375</text:p>
          </table:table-cell>
          <table:table-cell office:value-type="float" office:value="-0.069078784272894">
            <text:p>-0.0690787843</text:p>
          </table:table-cell>
          <table:table-cell office:value-type="float" office:value="-0.0144806812062466">
            <text:p>-0.0144806812</text:p>
          </table:table-cell>
          <table:table-cell office:value-type="float" office:value="-0.0088488994646044">
            <text:p>-0.0088488995</text:p>
          </table:table-cell>
          <table:table-cell office:value-type="float" office:value="0.767577136780648">
            <text:p>0.7675771368</text:p>
          </table:table-cell>
          <table:table-cell office:value-type="float" office:value="0.949728608429403">
            <text:p>0.9497286084</text:p>
          </table:table-cell>
          <table:table-cell office:value-type="float" office:value="0.969182325796485">
            <text:p>0.9691823258</text:p>
          </table:table-cell>
          <table:table-cell office:value-type="float" office:value="-9.68344640800045">
            <text:p>-9.68344640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19">
            <text:p>819</text:p>
          </table:table-cell>
          <table:table-cell office:value-type="float" office:value="18549">
            <text:p>18549</text:p>
          </table:table-cell>
          <table:table-cell office:value-type="float" office:value="30228">
            <text:p>30228</text:p>
          </table:table-cell>
          <table:table-cell office:value-type="float" office:value="51437">
            <text:p>51437</text:p>
          </table:table-cell>
          <table:table-cell office:value-type="float" office:value="-1203">
            <text:p>-1203</text:p>
          </table:table-cell>
          <table:table-cell office:value-type="float" office:value="-2111.125">
            <text:p>-2111.125</text:p>
          </table:table-cell>
          <table:table-cell office:value-type="float" office:value="-302.625">
            <text:p>-302.625</text:p>
          </table:table-cell>
          <table:table-cell office:value-type="float" office:value="-0.0648552482613618">
            <text:p>-0.0648552483</text:p>
          </table:table-cell>
          <table:table-cell office:value-type="float" office:value="-0.069840048961228">
            <text:p>-0.069840049</text:p>
          </table:table-cell>
          <table:table-cell office:value-type="float" office:value="-0.00588341077434532">
            <text:p>-0.0058834108</text:p>
          </table:table-cell>
          <table:table-cell office:value-type="float" office:value="0.781250789410238">
            <text:p>0.7812507894</text:p>
          </table:table-cell>
          <table:table-cell office:value-type="float" office:value="0.765119988215959">
            <text:p>0.7651199882</text:p>
          </table:table-cell>
          <table:table-cell office:value-type="float" office:value="0.979475906753577">
            <text:p>0.9794759068</text:p>
          </table:table-cell>
          <table:table-cell office:value-type="float" office:value="-10.3371570467455">
            <text:p>-10.3371570467</text:p>
          </table:table-cell>
          <table:table-cell office:value-type="float" office:value="-9.57402571206128">
            <text:p>-9.5740257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0088">
            <text:p>20088</text:p>
          </table:table-cell>
          <table:table-cell office:value-type="float" office:value="31416">
            <text:p>31416</text:p>
          </table:table-cell>
          <table:table-cell office:value-type="float" office:value="46256">
            <text:p>46256</text:p>
          </table:table-cell>
          <table:table-cell office:value-type="float" office:value="-381.75">
            <text:p>-381.75</text:p>
          </table:table-cell>
          <table:table-cell office:value-type="float" office:value="-102.25">
            <text:p>-102.25</text:p>
          </table:table-cell>
          <table:table-cell office:value-type="float" office:value="-183.875">
            <text:p>-183.875</text:p>
          </table:table-cell>
          <table:table-cell office:value-type="float" office:value="-0.0190038829151732">
            <text:p>-0.0190038829</text:p>
          </table:table-cell>
          <table:table-cell office:value-type="float" office:value="-0.00325471097529921">
            <text:p>-0.003254711</text:p>
          </table:table-cell>
          <table:table-cell office:value-type="float" office:value="-0.00397515997924594">
            <text:p>-0.00397516</text:p>
          </table:table-cell>
          <table:table-cell office:value-type="float" office:value="0.934194259025967">
            <text:p>0.934194259</text:p>
          </table:table-cell>
          <table:table-cell office:value-type="float" office:value="0.988629274147777">
            <text:p>0.9886292741</text:p>
          </table:table-cell>
          <table:table-cell office:value-type="float" office:value="0.986117911790486">
            <text:p>0.98611791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19008">
            <text:p>19008</text:p>
          </table:table-cell>
          <table:table-cell office:value-type="float" office:value="30719">
            <text:p>30719</text:p>
          </table:table-cell>
          <table:table-cell office:value-type="float" office:value="47044">
            <text:p>47044</text:p>
          </table:table-cell>
          <table:table-cell office:value-type="float" office:value="61.375">
            <text:p>61.375</text:p>
          </table:table-cell>
          <table:table-cell office:value-type="float" office:value="72.625">
            <text:p>72.625</text:p>
          </table:table-cell>
          <table:table-cell office:value-type="float" office:value="1437.875">
            <text:p>1437.875</text:p>
          </table:table-cell>
          <table:table-cell office:value-type="float" office:value="0.00322890361952862">
            <text:p>0.0032289036</text:p>
          </table:table-cell>
          <table:table-cell office:value-type="float" office:value="0.00236417201080764">
            <text:p>0.002364172</text:p>
          </table:table-cell>
          <table:table-cell office:value-type="float" office:value="0.0305644715585409">
            <text:p>0.0305644716</text:p>
          </table:table-cell>
          <table:table-cell office:value-type="float" office:value="1.01132159727278">
            <text:p>1.0113215973</text:p>
          </table:table-cell>
          <table:table-cell office:value-type="float" office:value="1.00828555708405">
            <text:p>1.0082855571</text:p>
          </table:table-cell>
          <table:table-cell office:value-type="float" office:value="1.10880665682133">
            <text:p>1.1088066568</text:p>
          </table:table-cell>
          <table:table-cell table:number-columns-repeated="2" office:value-type="float" office:value="0">
            <text:p>0</text:p>
          </table:table-cell>
          <table:table-cell office:value-type="float" office:value="23.0230339863521">
            <text:p>23.023033986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02">
            <text:p>502</text:p>
          </table:table-cell>
          <table:table-cell table:number-columns-repeated="2" office:value-type="float" office:value="913">
            <text:p>913</text:p>
          </table:table-cell>
          <table:table-cell office:value-type="float" office:value="16929">
            <text:p>16929</text:p>
          </table:table-cell>
          <table:table-cell office:value-type="float" office:value="28566">
            <text:p>28566</text:p>
          </table:table-cell>
          <table:table-cell office:value-type="float" office:value="47320">
            <text:p>47320</text:p>
          </table:table-cell>
          <table:table-cell office:value-type="float" office:value="-312.625">
            <text:p>-312.625</text:p>
          </table:table-cell>
          <table:table-cell office:value-type="float" office:value="-631.5">
            <text:p>-631.5</text:p>
          </table:table-cell>
          <table:table-cell office:value-type="float" office:value="-637.25">
            <text:p>-637.25</text:p>
          </table:table-cell>
          <table:table-cell office:value-type="float" office:value="-0.0184668320633233">
            <text:p>-0.0184668321</text:p>
          </table:table-cell>
          <table:table-cell office:value-type="float" office:value="-0.0221067002730519">
            <text:p>-0.0221067003</text:p>
          </table:table-cell>
          <table:table-cell office:value-type="float" office:value="-0.0134668216398986">
            <text:p>-0.0134668216</text:p>
          </table:table-cell>
          <table:table-cell office:value-type="float" office:value="0.93603449459582">
            <text:p>0.9360344946</text:p>
          </table:table-cell>
          <table:table-cell office:value-type="float" office:value="0.923584413190365">
            <text:p>0.9235844132</text:p>
          </table:table-cell>
          <table:table-cell office:value-type="float" office:value="0.953221580619113">
            <text:p>0.9532215806</text:p>
          </table:table-cell>
          <table:table-cell office:value-type="float" office:value="0">
            <text:p>0</text:p>
          </table:table-cell>
          <table:table-cell office:value-type="float" office:value="-31.0067548920821">
            <text:p>-31.00675489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table:number-columns-repeated="2" office:value-type="float" office:value="1021">
            <text:p>1021</text:p>
          </table:table-cell>
          <table:table-cell office:value-type="float" office:value="18549">
            <text:p>18549</text:p>
          </table:table-cell>
          <table:table-cell office:value-type="float" office:value="30429">
            <text:p>30429</text:p>
          </table:table-cell>
          <table:table-cell office:value-type="float" office:value="50274">
            <text:p>50274</text:p>
          </table:table-cell>
          <table:table-cell office:value-type="float" office:value="-1203">
            <text:p>-1203</text:p>
          </table:table-cell>
          <table:table-cell office:value-type="float" office:value="-604.625">
            <text:p>-604.625</text:p>
          </table:table-cell>
          <table:table-cell office:value-type="float" office:value="1676.75">
            <text:p>1676.75</text:p>
          </table:table-cell>
          <table:table-cell office:value-type="float" office:value="-0.0648552482613618">
            <text:p>-0.0648552483</text:p>
          </table:table-cell>
          <table:table-cell office:value-type="float" office:value="-0.0198700253048079">
            <text:p>-0.0198700253</text:p>
          </table:table-cell>
          <table:table-cell office:value-type="float" office:value="0.0333522297808012">
            <text:p>0.0333522298</text:p>
          </table:table-cell>
          <table:table-cell office:value-type="float" office:value="0.781250789410238">
            <text:p>0.7812507894</text:p>
          </table:table-cell>
          <table:table-cell office:value-type="float" office:value="0.931228754528175">
            <text:p>0.9312287545</text:p>
          </table:table-cell>
          <table:table-cell office:value-type="float" office:value="1.11891305184625">
            <text:p>1.1189130518</text:p>
          </table:table-cell>
          <table:table-cell office:value-type="float" office:value="-10.3371570467455">
            <text:p>-10.3371570467</text:p>
          </table:table-cell>
          <table:table-cell office:value-type="float" office:value="0">
            <text:p>0</text:p>
          </table:table-cell>
          <table:table-cell office:value-type="float" office:value="21.1273124318754">
            <text:p>21.127312431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754">
            <text:p>754</text:p>
          </table:table-cell>
          <table:table-cell office:value-type="float" office:value="1031">
            <text:p>1031</text:p>
          </table:table-cell>
          <table:table-cell office:value-type="float" office:value="20088">
            <text:p>20088</text:p>
          </table:table-cell>
          <table:table-cell office:value-type="float" office:value="31705">
            <text:p>31705</text:p>
          </table:table-cell>
          <table:table-cell office:value-type="float" office:value="53276">
            <text:p>53276</text:p>
          </table:table-cell>
          <table:table-cell office:value-type="float" office:value="-381.75">
            <text:p>-381.75</text:p>
          </table:table-cell>
          <table:table-cell office:value-type="float" office:value="-750">
            <text:p>-750</text:p>
          </table:table-cell>
          <table:table-cell office:value-type="float" office:value="1320.5">
            <text:p>1320.5</text:p>
          </table:table-cell>
          <table:table-cell office:value-type="float" office:value="-0.0190038829151732">
            <text:p>-0.0190038829</text:p>
          </table:table-cell>
          <table:table-cell office:value-type="float" office:value="-0.0236555748304684">
            <text:p>-0.0236555748</text:p>
          </table:table-cell>
          <table:table-cell office:value-type="float" office:value="0.0247860199714693">
            <text:p>0.02478602</text:p>
          </table:table-cell>
          <table:table-cell office:value-type="float" office:value="0.934194259025967">
            <text:p>0.934194259</text:p>
          </table:table-cell>
          <table:table-cell office:value-type="float" office:value="0.918302277085658">
            <text:p>0.9183022771</text:p>
          </table:table-cell>
          <table:table-cell office:value-type="float" office:value="1.08795518960075">
            <text:p>1.0879551896</text:p>
          </table:table-cell>
          <table:table-cell office:value-type="float" office:value="0">
            <text:p>0</text:p>
          </table:table-cell>
          <table:table-cell office:value-type="float" office:value="-28.9536854152502">
            <text:p>-28.9536854153</text:p>
          </table:table-cell>
          <table:table-cell office:value-type="float" office:value="28.3104067628009">
            <text:p>28.310406762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19008">
            <text:p>19008</text:p>
          </table:table-cell>
          <table:table-cell office:value-type="float" office:value="29700">
            <text:p>29700</text:p>
          </table:table-cell>
          <table:table-cell office:value-type="float" office:value="53314">
            <text:p>53314</text:p>
          </table:table-cell>
          <table:table-cell office:value-type="float" office:value="61.375">
            <text:p>61.375</text:p>
          </table:table-cell>
          <table:table-cell office:value-type="float" office:value="-115.75">
            <text:p>-115.75</text:p>
          </table:table-cell>
          <table:table-cell office:value-type="float" office:value="698.25">
            <text:p>698.25</text:p>
          </table:table-cell>
          <table:table-cell office:value-type="float" office:value="0.00322890361952862">
            <text:p>0.0032289036</text:p>
          </table:table-cell>
          <table:table-cell office:value-type="float" office:value="-0.0038973063973064">
            <text:p>-0.0038973064</text:p>
          </table:table-cell>
          <table:table-cell office:value-type="float" office:value="0.0130969351389879">
            <text:p>0.0130969351</text:p>
          </table:table-cell>
          <table:table-cell office:value-type="float" office:value="1.01132159727278">
            <text:p>1.0113215973</text:p>
          </table:table-cell>
          <table:table-cell office:value-type="float" office:value="0.98638919804385">
            <text:p>0.986389198</text:p>
          </table:table-cell>
          <table:table-cell office:value-type="float" office:value="1.04617547121813">
            <text:p>1.04617547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6929">
            <text:p>16929</text:p>
          </table:table-cell>
          <table:table-cell office:value-type="float" office:value="27588">
            <text:p>27588</text:p>
          </table:table-cell>
          <table:table-cell office:value-type="float" office:value="52060">
            <text:p>52060</text:p>
          </table:table-cell>
          <table:table-cell office:value-type="float" office:value="-312.625">
            <text:p>-312.625</text:p>
          </table:table-cell>
          <table:table-cell office:value-type="float" office:value="-634.25">
            <text:p>-634.25</text:p>
          </table:table-cell>
          <table:table-cell office:value-type="float" office:value="1296.75">
            <text:p>1296.75</text:p>
          </table:table-cell>
          <table:table-cell office:value-type="float" office:value="-0.0184668320633233">
            <text:p>-0.0184668321</text:p>
          </table:table-cell>
          <table:table-cell office:value-type="float" office:value="-0.0229900681455705">
            <text:p>-0.0229900681</text:p>
          </table:table-cell>
          <table:table-cell office:value-type="float" office:value="0.0249087591240876">
            <text:p>0.0249087591</text:p>
          </table:table-cell>
          <table:table-cell office:value-type="float" office:value="0.93603449459582">
            <text:p>0.9360344946</text:p>
          </table:table-cell>
          <table:table-cell office:value-type="float" office:value="0.920570706227846">
            <text:p>0.9205707062</text:p>
          </table:table-cell>
          <table:table-cell office:value-type="float" office:value="1.08839673164527">
            <text:p>1.0883967316</text:p>
          </table:table-cell>
          <table:table-cell office:value-type="float" office:value="0">
            <text:p>0</text:p>
          </table:table-cell>
          <table:table-cell office:value-type="float" office:value="-29.8019362001373">
            <text:p>-29.8019362001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8540">
            <text:p>18540</text:p>
          </table:table-cell>
          <table:table-cell office:value-type="float" office:value="30591">
            <text:p>30591</text:p>
          </table:table-cell>
          <table:table-cell office:value-type="float" office:value="55290">
            <text:p>55290</text:p>
          </table:table-cell>
          <table:table-cell office:value-type="float" office:value="-871.625">
            <text:p>-871.625</text:p>
          </table:table-cell>
          <table:table-cell office:value-type="float" office:value="1093.125">
            <text:p>1093.125</text:p>
          </table:table-cell>
          <table:table-cell office:value-type="float" office:value="1629.25">
            <text:p>1629.25</text:p>
          </table:table-cell>
          <table:table-cell office:value-type="float" office:value="-0.0470132146709817">
            <text:p>-0.0470132147</text:p>
          </table:table-cell>
          <table:table-cell office:value-type="float" office:value="0.0357335490830637">
            <text:p>0.0357335491</text:p>
          </table:table-cell>
          <table:table-cell office:value-type="float" office:value="0.02946735395189">
            <text:p>0.029467354</text:p>
          </table:table-cell>
          <table:table-cell office:value-type="float" office:value="0.839785823664816">
            <text:p>0.8397858237</text:p>
          </table:table-cell>
          <table:table-cell office:value-type="float" office:value="1.12757011938966">
            <text:p>1.1275701194</text:p>
          </table:table-cell>
          <table:table-cell office:value-type="float" office:value="1.10483765573151">
            <text:p>1.1048376557</text:p>
          </table:table-cell>
          <table:table-cell office:value-type="float" office:value="-14.3943119947025">
            <text:p>-14.3943119947</text:p>
          </table:table-cell>
          <table:table-cell office:value-type="float" office:value="19.7422040602386">
            <text:p>19.7422040602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8100">
            <text:p>18100</text:p>
          </table:table-cell>
          <table:table-cell office:value-type="float" office:value="30628">
            <text:p>30628</text:p>
          </table:table-cell>
          <table:table-cell office:value-type="float" office:value="54720">
            <text:p>54720</text:p>
          </table:table-cell>
          <table:table-cell office:value-type="float" office:value="-527.25">
            <text:p>-527.25</text:p>
          </table:table-cell>
          <table:table-cell office:value-type="float" office:value="741">
            <text:p>741</text:p>
          </table:table-cell>
          <table:table-cell office:value-type="float" office:value="1486.75">
            <text:p>1486.75</text:p>
          </table:table-cell>
          <table:table-cell office:value-type="float" office:value="-0.0291298342541436">
            <text:p>-0.0291298343</text:p>
          </table:table-cell>
          <table:table-cell office:value-type="float" office:value="0.0241935483870968">
            <text:p>0.0241935484</text:p>
          </table:table-cell>
          <table:table-cell office:value-type="float" office:value="0.0271701388888889">
            <text:p>0.0271701389</text:p>
          </table:table-cell>
          <table:table-cell office:value-type="float" office:value="0.899708732708098">
            <text:p>0.8997087327</text:p>
          </table:table-cell>
          <table:table-cell office:value-type="float" office:value="1.08582466181061">
            <text:p>1.0858246618</text:p>
          </table:table-cell>
          <table:table-cell office:value-type="float" office:value="1.0965423903477">
            <text:p>1.0965423903</text:p>
          </table:table-cell>
          <table:table-cell office:value-type="float" office:value="-23.4468140812062">
            <text:p>-23.4468140812</text:p>
          </table:table-cell>
          <table:table-cell office:value-type="float" office:value="28.9952762295445">
            <text:p>28.9952762295</text:p>
          </table:table-cell>
          <table:table-cell office:value-type="float" office:value="25.8563846310834">
            <text:p>25.856384631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74">
            <text:p>674</text:p>
          </table:table-cell>
          <table:table-cell office:value-type="float" office:value="1242">
            <text:p>1242</text:p>
          </table:table-cell>
          <table:table-cell office:value-type="float" office:value="16580">
            <text:p>16580</text:p>
          </table:table-cell>
          <table:table-cell office:value-type="float" office:value="29700">
            <text:p>29700</text:p>
          </table:table-cell>
          <table:table-cell office:value-type="float" office:value="54880">
            <text:p>54880</text:p>
          </table:table-cell>
          <table:table-cell office:value-type="float" office:value="-346.625">
            <text:p>-346.625</text:p>
          </table:table-cell>
          <table:table-cell office:value-type="float" office:value="515.625">
            <text:p>515.625</text:p>
          </table:table-cell>
          <table:table-cell office:value-type="float" office:value="1124">
            <text:p>1124</text:p>
          </table:table-cell>
          <table:table-cell office:value-type="float" office:value="-0.0209062123039807">
            <text:p>-0.0209062123</text:p>
          </table:table-cell>
          <table:table-cell office:value-type="float" office:value="0.0173611111111111">
            <text:p>0.0173611111</text:p>
          </table:table-cell>
          <table:table-cell office:value-type="float" office:value="0.0204810495626822">
            <text:p>0.0204810496</text:p>
          </table:table-cell>
          <table:table-cell office:value-type="float" office:value="0.92768491357335">
            <text:p>0.9276849136</text:p>
          </table:table-cell>
          <table:table-cell office:value-type="float" office:value="1.06135464891975">
            <text:p>1.0613546489</text:p>
          </table:table-cell>
          <table:table-cell office:value-type="float" office:value="1.07250584131612">
            <text:p>1.0725058413</text:p>
          </table:table-cell>
          <table:table-cell office:value-type="float" office:value="-32.807287898244">
            <text:p>-32.8072878982</text:p>
          </table:table-cell>
          <table:table-cell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3"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952">
            <text:p>952</text:p>
          </table:table-cell>
          <table:table-cell office:value-type="float" office:value="1323">
            <text:p>1323</text:p>
          </table:table-cell>
          <table:table-cell office:value-type="float" office:value="17680">
            <text:p>17680</text:p>
          </table:table-cell>
          <table:table-cell office:value-type="float" office:value="30900">
            <text:p>30900</text:p>
          </table:table-cell>
          <table:table-cell office:value-type="float" office:value="57570">
            <text:p>57570</text:p>
          </table:table-cell>
          <table:table-cell office:value-type="float" office:value="225">
            <text:p>225</text:p>
          </table:table-cell>
          <table:table-cell office:value-type="float" office:value="481.25">
            <text:p>481.25</text:p>
          </table:table-cell>
          <table:table-cell office:value-type="float" office:value="1947.5">
            <text:p>1947.5</text:p>
          </table:table-cell>
          <table:table-cell office:value-type="float" office:value="0.0127262443438914">
            <text:p>0.0127262443</text:p>
          </table:table-cell>
          <table:table-cell office:value-type="float" office:value="0.0155744336569579">
            <text:p>0.0155744337</text:p>
          </table:table-cell>
          <table:table-cell office:value-type="float" office:value="0.0338283828382838">
            <text:p>0.0338283828</text:p>
          </table:table-cell>
          <table:table-cell office:value-type="float" office:value="1.04485929150202">
            <text:p>1.0448592915</text:p>
          </table:table-cell>
          <table:table-cell office:value-type="float" office:value="1.05498594124747">
            <text:p>1.0549859412</text:p>
          </table:table-cell>
          <table:table-cell office:value-type="float" office:value="1.12064228452548">
            <text:p>1.120642284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47588436661">
            <text:p>20.8347588437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3" office:value-type="float" office:value="3">
            <text:p>3</text:p>
          </table:table-cell>
          <table:table-cell office:value-type="float" office:value="776">
            <text:p>776</text:p>
          </table:table-cell>
          <table:table-cell table:number-columns-repeated="2" office:value-type="float" office:value="1402">
            <text:p>1402</text:p>
          </table:table-cell>
          <table:table-cell office:value-type="float" office:value="20040">
            <text:p>20040</text:p>
          </table:table-cell>
          <table:table-cell office:value-type="float" office:value="33820">
            <text:p>33820</text:p>
          </table:table-cell>
          <table:table-cell office:value-type="float" office:value="63308">
            <text:p>63308</text:p>
          </table:table-cell>
          <table:table-cell office:value-type="float" office:value="-117.5">
            <text:p>-117.5</text:p>
          </table:table-cell>
          <table:table-cell office:value-type="float" office:value="1009.375">
            <text:p>1009.375</text:p>
          </table:table-cell>
          <table:table-cell office:value-type="float" office:value="1524.75">
            <text:p>1524.75</text:p>
          </table:table-cell>
          <table:table-cell office:value-type="float" office:value="-0.00586327345309381">
            <text:p>-0.0058632735</text:p>
          </table:table-cell>
          <table:table-cell office:value-type="float" office:value="0.0298455056179775">
            <text:p>0.0298455056</text:p>
          </table:table-cell>
          <table:table-cell office:value-type="float" office:value="0.0240846338535414">
            <text:p>0.0240846339</text:p>
          </table:table-cell>
          <table:table-cell office:value-type="float" office:value="0.97954592374632">
            <text:p>0.9795459237</text:p>
          </table:table-cell>
          <table:table-cell office:value-type="float" office:value="1.10620514790588">
            <text:p>1.1062051479</text:p>
          </table:table-cell>
          <table:table-cell office:value-type="float" office:value="1.0854331548796">
            <text:p>1.0854331549</text:p>
          </table:table-cell>
          <table:table-cell office:value-type="float" office:value="0">
            <text:p>0</text:p>
          </table:table-cell>
          <table:table-cell office:value-type="float" office:value="23.5693827811852">
            <text:p>23.5693827812</text:p>
          </table:table-cell>
          <table:table-cell office:value-type="float" office:value="29.124842592902">
            <text:p>29.1248425929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47">
            <text:p>747</text:p>
          </table:table-cell>
          <table:table-cell office:value-type="float" office:value="1403">
            <text:p>1403</text:p>
          </table:table-cell>
          <table:table-cell office:value-type="float" office:value="20640">
            <text:p>20640</text:p>
          </table:table-cell>
          <table:table-cell office:value-type="float" office:value="34200">
            <text:p>34200</text:p>
          </table:table-cell>
          <table:table-cell office:value-type="float" office:value="65170">
            <text:p>65170</text:p>
          </table:table-cell>
          <table:table-cell office:value-type="float" office:value="-312.5">
            <text:p>-312.5</text:p>
          </table:table-cell>
          <table:table-cell office:value-type="float" office:value="593.75">
            <text:p>593.75</text:p>
          </table:table-cell>
          <table:table-cell office:value-type="float" office:value="1334.75">
            <text:p>1334.75</text:p>
          </table:table-cell>
          <table:table-cell office:value-type="float" office:value="-0.015140503875969">
            <text:p>-0.0151405039</text:p>
          </table:table-cell>
          <table:table-cell office:value-type="float" office:value="0.0173611111111111">
            <text:p>0.0173611111</text:p>
          </table:table-cell>
          <table:table-cell office:value-type="float" office:value="0.0204810495626822">
            <text:p>0.0204810496</text:p>
          </table:table-cell>
          <table:table-cell office:value-type="float" office:value="0.94745753675504">
            <text:p>0.9474575368</text:p>
          </table:table-cell>
          <table:table-cell office:value-type="float" office:value="1.06135464891975">
            <text:p>1.0613546489</text:p>
          </table:table-cell>
          <table:table-cell office:value-type="float" office:value="1.07250584131612">
            <text:p>1.0725058413</text:p>
          </table:table-cell>
          <table:table-cell table:number-columns-repeated="2" office:value-type="float" office:value="0">
            <text:p>0</text:p>
          </table:table-cell>
          <table:table-cell office:value-type="float" office:value="34.1887452845689">
            <text:p>34.1887452846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table:number-columns-repeated="3"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9560">
            <text:p>19560</text:p>
          </table:table-cell>
          <table:table-cell office:value-type="float" office:value="33388">
            <text:p>33388</text:p>
          </table:table-cell>
          <table:table-cell office:value-type="float" office:value="66044">
            <text:p>66044</text:p>
          </table:table-cell>
          <table:table-cell office:value-type="float" office:value="-52.5">
            <text:p>-52.5</text:p>
          </table:table-cell>
          <table:table-cell office:value-type="float" office:value="297.5">
            <text:p>297.5</text:p>
          </table:table-cell>
          <table:table-cell office:value-type="float" office:value="1961.75">
            <text:p>1961.75</text:p>
          </table:table-cell>
          <table:table-cell office:value-type="float" office:value="-0.0026840490797546">
            <text:p>-0.0026840491</text:p>
          </table:table-cell>
          <table:table-cell office:value-type="float" office:value="0.00891038696537678">
            <text:p>0.008910387</text:p>
          </table:table-cell>
          <table:table-cell office:value-type="float" office:value="0.0297036823935558">
            <text:p>0.0297036824</text:p>
          </table:table-cell>
          <table:table-cell office:value-type="float" office:value="0.990619948295005">
            <text:p>0.9906199483</text:p>
          </table:table-cell>
          <table:table-cell office:value-type="float" office:value="1.03134196857073">
            <text:p>1.0313419686</text:p>
          </table:table-cell>
          <table:table-cell office:value-type="float" office:value="1.10569221352301">
            <text:p>1.1056922135</text:p>
          </table:table-cell>
          <table:table-cell table:number-columns-repeated="2" office:value-type="float" office:value="0">
            <text:p>0</text:p>
          </table:table-cell>
          <table:table-cell office:value-type="float" office:value="23.680278488925">
            <text:p>23.680278488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table:number-columns-repeated="2" office:value-type="float" office:value="1455">
            <text:p>1455</text:p>
          </table:table-cell>
          <table:table-cell office:value-type="float" office:value="19900">
            <text:p>19900</text:p>
          </table:table-cell>
          <table:table-cell office:value-type="float" office:value="34162">
            <text:p>34162</text:p>
          </table:table-cell>
          <table:table-cell office:value-type="float" office:value="67640">
            <text:p>67640</text:p>
          </table:table-cell>
          <table:table-cell office:value-type="float" office:value="119.875">
            <text:p>119.875</text:p>
          </table:table-cell>
          <table:table-cell office:value-type="float" office:value="629.375">
            <text:p>629.375</text:p>
          </table:table-cell>
          <table:table-cell office:value-type="float" office:value="2018.75">
            <text:p>2018.75</text:p>
          </table:table-cell>
          <table:table-cell office:value-type="float" office:value="0.00602386934673367">
            <text:p>0.0060238693</text:p>
          </table:table-cell>
          <table:table-cell office:value-type="float" office:value="0.0184232480533927">
            <text:p>0.0184232481</text:p>
          </table:table-cell>
          <table:table-cell office:value-type="float" office:value="0.0298455056179775">
            <text:p>0.0298455056</text:p>
          </table:table-cell>
          <table:table-cell office:value-type="float" office:value="1.0211546652373">
            <text:p>1.0211546652</text:p>
          </table:table-cell>
          <table:table-cell office:value-type="float" office:value="1.06514662368179">
            <text:p>1.0651466237</text:p>
          </table:table-cell>
          <table:table-cell office:value-type="float" office:value="1.10620514790588">
            <text:p>1.1062051479</text:p>
          </table:table-cell>
          <table:table-cell table:number-columns-repeated="2" office:value-type="float" office:value="0">
            <text:p>0</text:p>
          </table:table-cell>
          <table:table-cell office:value-type="float" office:value="23.5693827811852">
            <text:p>23.569382781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7600">
            <text:p>17600</text:p>
          </table:table-cell>
          <table:table-cell office:value-type="float" office:value="34326">
            <text:p>34326</text:p>
          </table:table-cell>
          <table:table-cell office:value-type="float" office:value="67488">
            <text:p>67488</text:p>
          </table:table-cell>
          <table:table-cell office:value-type="float" office:value="-159.625">
            <text:p>-159.625</text:p>
          </table:table-cell>
          <table:table-cell office:value-type="float" office:value="415.125">
            <text:p>415.125</text:p>
          </table:table-cell>
          <table:table-cell office:value-type="float" office:value="1562.75">
            <text:p>1562.75</text:p>
          </table:table-cell>
          <table:table-cell office:value-type="float" office:value="-0.00906960227272727">
            <text:p>-0.0090696023</text:p>
          </table:table-cell>
          <table:table-cell office:value-type="float" office:value="0.0120936025170425">
            <text:p>0.0120936025</text:p>
          </table:table-cell>
          <table:table-cell office:value-type="float" office:value="0.0231559684684685">
            <text:p>0.0231559685</text:p>
          </table:table-cell>
          <table:table-cell office:value-type="float" office:value="0.96841761710881">
            <text:p>0.9684176171</text:p>
          </table:table-cell>
          <table:table-cell office:value-type="float" office:value="1.04261426904446">
            <text:p>1.042614269</text:p>
          </table:table-cell>
          <table:table-cell office:value-type="float" office:value="1.08209683943604">
            <text:p>1.0820968394</text:p>
          </table:table-cell>
          <table:table-cell table:number-columns-repeated="2" office:value-type="float" office:value="0">
            <text:p>0</text:p>
          </table:table-cell>
          <table:table-cell office:value-type="float" office:value="30.2790967262616">
            <text:p>30.279096726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5600">
            <text:p>15600</text:p>
          </table:table-cell>
          <table:table-cell office:value-type="float" office:value="34056">
            <text:p>34056</text:p>
          </table:table-cell>
          <table:table-cell office:value-type="float" office:value="65398">
            <text:p>65398</text:p>
          </table:table-cell>
          <table:table-cell office:value-type="float" office:value="-140.125">
            <text:p>-140.125</text:p>
          </table:table-cell>
          <table:table-cell office:value-type="float" office:value="-515.625">
            <text:p>-515.625</text:p>
          </table:table-cell>
          <table:table-cell office:value-type="float" office:value="1182.75">
            <text:p>1182.75</text:p>
          </table:table-cell>
          <table:table-cell office:value-type="float" office:value="-0.00898237179487179">
            <text:p>-0.0089823718</text:p>
          </table:table-cell>
          <table:table-cell office:value-type="float" office:value="-0.015140503875969">
            <text:p>-0.0151405039</text:p>
          </table:table-cell>
          <table:table-cell office:value-type="float" office:value="0.0180854154561302">
            <text:p>0.0180854155</text:p>
          </table:table-cell>
          <table:table-cell office:value-type="float" office:value="0.968719837403949">
            <text:p>0.9687198374</text:p>
          </table:table-cell>
          <table:table-cell office:value-type="float" office:value="0.94745753675504">
            <text:p>0.9474575368</text:p>
          </table:table-cell>
          <table:table-cell office:value-type="float" office:value="1.06394003531081">
            <text:p>1.06394003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6160">
            <text:p>16160</text:p>
          </table:table-cell>
          <table:table-cell office:value-type="float" office:value="33875">
            <text:p>33875</text:p>
          </table:table-cell>
          <table:table-cell office:value-type="float" office:value="68324">
            <text:p>68324</text:p>
          </table:table-cell>
          <table:table-cell office:value-type="float" office:value="328.375">
            <text:p>328.375</text:p>
          </table:table-cell>
          <table:table-cell office:value-type="float" office:value="131.25">
            <text:p>131.25</text:p>
          </table:table-cell>
          <table:table-cell office:value-type="float" office:value="1258.75">
            <text:p>1258.75</text:p>
          </table:table-cell>
          <table:table-cell office:value-type="float" office:value="0.0203202351485149">
            <text:p>0.0203202351</text:p>
          </table:table-cell>
          <table:table-cell office:value-type="float" office:value="0.00387453874538745">
            <text:p>0.0038745387</text:p>
          </table:table-cell>
          <table:table-cell office:value-type="float" office:value="0.0184232480533927">
            <text:p>0.0184232481</text:p>
          </table:table-cell>
          <table:table-cell office:value-type="float" office:value="1.07193013045452">
            <text:p>1.0719301305</text:p>
          </table:table-cell>
          <table:table-cell office:value-type="float" office:value="1.01359030922782">
            <text:p>1.0135903092</text:p>
          </table:table-cell>
          <table:table-cell office:value-type="float" office:value="1.06514662368179">
            <text:p>1.0651466237</text:p>
          </table:table-cell>
          <table:table-cell office:value-type="float" office:value="34.4565907242442">
            <text:p>34.45659072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8639">
            <text:p>18639</text:p>
          </table:table-cell>
          <table:table-cell office:value-type="float" office:value="35958">
            <text:p>35958</text:p>
          </table:table-cell>
          <table:table-cell office:value-type="float" office:value="73720">
            <text:p>73720</text:p>
          </table:table-cell>
          <table:table-cell office:value-type="float" office:value="271.75">
            <text:p>271.75</text:p>
          </table:table-cell>
          <table:table-cell office:value-type="float" office:value="-564.125">
            <text:p>-564.125</text:p>
          </table:table-cell>
          <table:table-cell office:value-type="float" office:value="603.25">
            <text:p>603.25</text:p>
          </table:table-cell>
          <table:table-cell office:value-type="float" office:value="0.0145796448307313">
            <text:p>0.0145796448</text:p>
          </table:table-cell>
          <table:table-cell office:value-type="float" office:value="-0.0156884420713054">
            <text:p>-0.0156884421</text:p>
          </table:table-cell>
          <table:table-cell office:value-type="float" office:value="0.00818298969072165">
            <text:p>0.0081829897</text:p>
          </table:table-cell>
          <table:table-cell office:value-type="float" office:value="1.0514453863526">
            <text:p>1.0514453864</text:p>
          </table:table-cell>
          <table:table-cell office:value-type="float" office:value="0.945572862091095">
            <text:p>0.9455728621</text:p>
          </table:table-cell>
          <table:table-cell office:value-type="float" office:value="1.02877170810527">
            <text:p>1.0287717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8763">
            <text:p>18763</text:p>
          </table:table-cell>
          <table:table-cell office:value-type="float" office:value="36233">
            <text:p>36233</text:p>
          </table:table-cell>
          <table:table-cell office:value-type="float" office:value="75810">
            <text:p>75810</text:p>
          </table:table-cell>
          <table:table-cell office:value-type="float" office:value="509.125">
            <text:p>509.125</text:p>
          </table:table-cell>
          <table:table-cell office:value-type="float" office:value="-843">
            <text:p>-843</text:p>
          </table:table-cell>
          <table:table-cell office:value-type="float" office:value="213.75">
            <text:p>213.75</text:p>
          </table:table-cell>
          <table:table-cell office:value-type="float" office:value="0.0271345200660875">
            <text:p>0.0271345201</text:p>
          </table:table-cell>
          <table:table-cell office:value-type="float" office:value="-0.0232660834046311">
            <text:p>-0.0232660834</text:p>
          </table:table-cell>
          <table:table-cell office:value-type="float" office:value="0.00281954887218045">
            <text:p>0.0028195489</text:p>
          </table:table-cell>
          <table:table-cell office:value-type="float" office:value="1.09641393330257">
            <text:p>1.0964139333</text:p>
          </table:table-cell>
          <table:table-cell office:value-type="float" office:value="0.919629676932294">
            <text:p>0.9196296769</text:p>
          </table:table-cell>
          <table:table-cell office:value-type="float" office:value="1.00988400277008">
            <text:p>1.0098840028</text:p>
          </table:table-cell>
          <table:table-cell office:value-type="float" office:value="25.8898747735418">
            <text:p>25.8898747735</text:p>
          </table:table-cell>
          <table:table-cell office:value-type="float" office:value="-29.4442395858418">
            <text:p>-29.4442395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9519">
            <text:p>19519</text:p>
          </table:table-cell>
          <table:table-cell office:value-type="float" office:value="34599">
            <text:p>34599</text:p>
          </table:table-cell>
          <table:table-cell office:value-type="float" office:value="74632">
            <text:p>74632</text:p>
          </table:table-cell>
          <table:table-cell office:value-type="float" office:value="879.625">
            <text:p>879.625</text:p>
          </table:table-cell>
          <table:table-cell office:value-type="float" office:value="-806.125">
            <text:p>-806.125</text:p>
          </table:table-cell>
          <table:table-cell office:value-type="float" office:value="665">
            <text:p>665</text:p>
          </table:table-cell>
          <table:table-cell office:value-type="float" office:value="0.045065064808648">
            <text:p>0.0450650648</text:p>
          </table:table-cell>
          <table:table-cell office:value-type="float" office:value="-0.0232990837885488">
            <text:p>-0.0232990838</text:p>
          </table:table-cell>
          <table:table-cell office:value-type="float" office:value="0.00891038696537678">
            <text:p>0.008910387</text:p>
          </table:table-cell>
          <table:table-cell office:value-type="float" office:value="1.16170821256003">
            <text:p>1.1617082126</text:p>
          </table:table-cell>
          <table:table-cell office:value-type="float" office:value="0.919517187458635">
            <text:p>0.9195171875</text:p>
          </table:table-cell>
          <table:table-cell office:value-type="float" office:value="1.03134196857073">
            <text:p>1.0313419686</text:p>
          </table:table-cell>
          <table:table-cell office:value-type="float" office:value="15.7250590433807">
            <text:p>15.7250590434</text:p>
          </table:table-cell>
          <table:table-cell office:value-type="float" office:value="-29.4020405610446">
            <text:p>-29.4020405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927">
            <text:p>927</text:p>
          </table:table-cell>
          <table:table-cell office:value-type="float" office:value="1780">
            <text:p>1780</text:p>
          </table:table-cell>
          <table:table-cell office:value-type="float" office:value="21816">
            <text:p>21816</text:p>
          </table:table-cell>
          <table:table-cell office:value-type="float" office:value="36608">
            <text:p>36608</text:p>
          </table:table-cell>
          <table:table-cell office:value-type="float" office:value="76114">
            <text:p>76114</text:p>
          </table:table-cell>
          <table:table-cell office:value-type="float" office:value="-711.125">
            <text:p>-711.125</text:p>
          </table:table-cell>
          <table:table-cell office:value-type="float" office:value="1526.85714285714">
            <text:p>1526.8571428571</text:p>
          </table:table-cell>
          <table:table-cell office:value-type="float" office:value="829.25">
            <text:p>829.25</text:p>
          </table:table-cell>
          <table:table-cell office:value-type="float" office:value="-0.0325964888155482">
            <text:p>-0.0325964888</text:p>
          </table:table-cell>
          <table:table-cell office:value-type="float" office:value="0.0417082917082917">
            <text:p>0.0417082917</text:p>
          </table:table-cell>
          <table:table-cell office:value-type="float" office:value="0.0108948419476049">
            <text:p>0.0108948419</text:p>
          </table:table-cell>
          <table:table-cell office:value-type="float" office:value="0.887994850068462">
            <text:p>0.8879948501</text:p>
          </table:table-cell>
          <table:table-cell office:value-type="float" office:value="1.14938860090958">
            <text:p>1.1493886009</text:p>
          </table:table-cell>
          <table:table-cell office:value-type="float" office:value="1.0383645940755">
            <text:p>1.0383645941</text:p>
          </table:table-cell>
          <table:table-cell office:value-type="float" office:value="-20.9159859708786">
            <text:p>-20.9159859709</text:p>
          </table:table-cell>
          <table:table-cell office:value-type="float" office:value="16.9631433827171">
            <text:p>16.96314338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9248">
            <text:p>19248</text:p>
          </table:table-cell>
          <table:table-cell office:value-type="float" office:value="35059">
            <text:p>35059</text:p>
          </table:table-cell>
          <table:table-cell office:value-type="float" office:value="72466">
            <text:p>72466</text:p>
          </table:table-cell>
          <table:table-cell office:value-type="float" office:value="-931.625">
            <text:p>-931.625</text:p>
          </table:table-cell>
          <table:table-cell office:value-type="float" office:value="-1285.125">
            <text:p>-1285.125</text:p>
          </table:table-cell>
          <table:table-cell office:value-type="float" office:value="-435.5">
            <text:p>-435.5</text:p>
          </table:table-cell>
          <table:table-cell office:value-type="float" office:value="-0.0484011325852037">
            <text:p>-0.0484011326</text:p>
          </table:table-cell>
          <table:table-cell office:value-type="float" office:value="-0.0366560654896032">
            <text:p>-0.0366560655</text:p>
          </table:table-cell>
          <table:table-cell office:value-type="float" office:value="-0.00600971490078106">
            <text:p>-0.0060097149</text:p>
          </table:table-cell>
          <table:table-cell office:value-type="float" office:value="0.835187668437427">
            <text:p>0.8351876684</text:p>
          </table:table-cell>
          <table:table-cell office:value-type="float" office:value="0.874337358375258">
            <text:p>0.8743373584</text:p>
          </table:table-cell>
          <table:table-cell office:value-type="float" office:value="0.979036786526716">
            <text:p>0.9790367865</text:p>
          </table:table-cell>
          <table:table-cell office:value-type="float" office:value="-13.9714484662531">
            <text:p>-13.9714484663</text:p>
          </table:table-cell>
          <table:table-cell office:value-type="float" office:value="-18.5607505220702">
            <text:p>-18.5607505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29">
            <text:p>829</text:p>
          </table:table-cell>
          <table:table-cell table:number-columns-repeated="2" office:value-type="float" office:value="1721">
            <text:p>1721</text:p>
          </table:table-cell>
          <table:table-cell office:value-type="float" office:value="18898">
            <text:p>18898</text:p>
          </table:table-cell>
          <table:table-cell office:value-type="float" office:value="34356">
            <text:p>34356</text:p>
          </table:table-cell>
          <table:table-cell office:value-type="float" office:value="69198">
            <text:p>69198</text:p>
          </table:table-cell>
          <table:table-cell office:value-type="float" office:value="-557.625">
            <text:p>-557.625</text:p>
          </table:table-cell>
          <table:table-cell office:value-type="float" office:value="1228.4">
            <text:p>1228.4</text:p>
          </table:table-cell>
          <table:table-cell office:value-type="float" office:value="-747.75">
            <text:p>-747.75</text:p>
          </table:table-cell>
          <table:table-cell office:value-type="float" office:value="-0.0295070906974283">
            <text:p>-0.0295070907</text:p>
          </table:table-cell>
          <table:table-cell office:value-type="float" office:value="0.0357550355105367">
            <text:p>0.0357550355</text:p>
          </table:table-cell>
          <table:table-cell office:value-type="float" office:value="-0.0108059481487904">
            <text:p>-0.0108059481</text:p>
          </table:table-cell>
          <table:table-cell office:value-type="float" office:value="0.898431692625796">
            <text:p>0.8984316926</text:p>
          </table:table-cell>
          <table:table-cell office:value-type="float" office:value="1.12764833251302">
            <text:p>1.1276483325</text:p>
          </table:table-cell>
          <table:table-cell office:value-type="float" office:value="0.962408047769406">
            <text:p>0.9624080478</text:p>
          </table:table-cell>
          <table:table-cell office:value-type="float" office:value="-23.1425646559354">
            <text:p>-23.1425646559</text:p>
          </table:table-cell>
          <table:table-cell office:value-type="float" office:value="19.7305461436043">
            <text:p>19.73054614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9739">
            <text:p>19739</text:p>
          </table:table-cell>
          <table:table-cell office:value-type="float" office:value="35885">
            <text:p>35885</text:p>
          </table:table-cell>
          <table:table-cell office:value-type="float" office:value="70718">
            <text:p>70718</text:p>
          </table:table-cell>
          <table:table-cell office:value-type="float" office:value="-251.571428571429">
            <text:p>-251.5714285714</text:p>
          </table:table-cell>
          <table:table-cell office:value-type="float" office:value="591.857142857143">
            <text:p>591.8571428571</text:p>
          </table:table-cell>
          <table:table-cell office:value-type="float" office:value="-686.285714285714">
            <text:p>-686.2857142857</text:p>
          </table:table-cell>
          <table:table-cell office:value-type="float" office:value="-0.0127448922727306">
            <text:p>-0.0127448923</text:p>
          </table:table-cell>
          <table:table-cell office:value-type="float" office:value="0.0164931626823782">
            <text:p>0.0164931627</text:p>
          </table:table-cell>
          <table:table-cell office:value-type="float" office:value="-0.00970454077159584">
            <text:p>-0.0097045408</text:p>
          </table:table-cell>
          <table:table-cell office:value-type="float" office:value="0.955711244312368">
            <text:p>0.9557112443</text:p>
          </table:table-cell>
          <table:table-cell office:value-type="float" office:value="1.05825923724225">
            <text:p>1.0582592372</text:p>
          </table:table-cell>
          <table:table-cell office:value-type="float" office:value="0.966218696398126">
            <text:p>0.96621869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1940">
            <text:p>1940</text:p>
          </table:table-cell>
          <table:table-cell office:value-type="float" office:value="18959">
            <text:p>18959</text:p>
          </table:table-cell>
          <table:table-cell office:value-type="float" office:value="37479">
            <text:p>37479</text:p>
          </table:table-cell>
          <table:table-cell office:value-type="float" office:value="74958">
            <text:p>74958</text:p>
          </table:table-cell>
          <table:table-cell office:value-type="float" office:value="0">
            <text:p>0</text:p>
          </table:table-cell>
          <table:table-cell office:value-type="float" office:value="-587.8">
            <text:p>-587.8</text:p>
          </table:table-cell>
          <table:table-cell office:value-type="float" office:value="-1047.66666666667">
            <text:p>-1047.6666666667</text:p>
          </table:table-cell>
          <table:table-cell office:value-type="float" office:value="0">
            <text:p>0</text:p>
          </table:table-cell>
          <table:table-cell office:value-type="float" office:value="-0.0156834493983297">
            <text:p>-0.0156834494</text:p>
          </table:table-cell>
          <table:table-cell office:value-type="float" office:value="-0.0139767158497648">
            <text:p>-0.0139767158</text:p>
          </table:table-cell>
          <table:table-cell office:value-type="float" office:value="0.86">
            <text:p>0.86</text:p>
          </table:table-cell>
          <table:table-cell office:value-type="float" office:value="0.945590029452505">
            <text:p>0.9455900295</text:p>
          </table:table-cell>
          <table:table-cell office:value-type="float" office:value="0.951464377754276">
            <text:p>0.9514643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32">
            <text:p>1032</text:p>
          </table:table-cell>
          <table:table-cell office:value-type="float" office:value="1400">
            <text:p>1400</text:p>
          </table:table-cell>
          <table:table-cell office:value-type="float" office:value="1995">
            <text:p>1995</text:p>
          </table:table-cell>
          <table:table-cell office:value-type="float" office:value="18209">
            <text:p>18209</text:p>
          </table:table-cell>
          <table:table-cell office:value-type="float" office:value="35358">
            <text:p>35358</text:p>
          </table:table-cell>
          <table:table-cell office:value-type="float" office:value="71257">
            <text:p>71257</text:p>
          </table:table-cell>
          <table:table-cell office:value-type="float" office:value="0">
            <text:p>0</text:p>
          </table:table-cell>
          <table:table-cell office:value-type="float" office:value="74.75">
            <text:p>74.75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11409016347078">
            <text:p>0.0021140902</text:p>
          </table:table-cell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074080755515">
            <text:p>1.0074080756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3" office:value-type="float" office:value="5">
            <text:p>5</text:p>
          </table:table-cell>
          <table:table-cell office:value-type="float" office:value="978">
            <text:p>978</text:p>
          </table:table-cell>
          <table:table-cell office:value-type="float" office:value="1355">
            <text:p>1355</text:p>
          </table:table-cell>
          <table:table-cell office:value-type="float" office:value="1964">
            <text:p>1964</text:p>
          </table:table-cell>
          <table:table-cell office:value-type="float" office:value="17490">
            <text:p>17490</text:p>
          </table:table-cell>
          <table:table-cell office:value-type="float" office:value="35102">
            <text:p>35102</text:p>
          </table:table-cell>
          <table:table-cell office:value-type="float" office:value="73682">
            <text:p>73682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table:number-columns-repeated="3" office:value-type="float" office:value="5">
            <text:p>5</text:p>
          </table:table-cell>
          <table:table-cell office:value-type="float" office:value="995">
            <text:p>995</text:p>
          </table:table-cell>
          <table:table-cell office:value-type="float" office:value="1383">
            <text:p>1383</text:p>
          </table:table-cell>
          <table:table-cell office:value-type="float" office:value="2003">
            <text:p>2003</text:p>
          </table:table-cell>
          <table:table-cell office:value-type="float" office:value="16798">
            <text:p>16798</text:p>
          </table:table-cell>
          <table:table-cell office:value-type="float" office:value="34960">
            <text:p>34960</text:p>
          </table:table-cell>
          <table:table-cell office:value-type="float" office:value="76189">
            <text:p>76189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table:number-columns-repeated="3" office:value-type="float" office:value="5">
            <text:p>5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6134">
            <text:p>16134</text:p>
          </table:table-cell>
          <table:table-cell office:value-type="float" office:value="34770">
            <text:p>34770</text:p>
          </table:table-cell>
          <table:table-cell office:value-type="float" office:value="78781">
            <text:p>78781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98">
            <text:p>0.98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62.25">
            <text:p>262.25</text:p>
          </table:table-cell>
          <table:table-cell office:value-type="float" office:value="11791.75">
            <text:p>11791.75</text:p>
          </table:table-cell>
          <table:table-cell office:value-type="float" office:value="37894.75">
            <text:p>37894.75</text:p>
          </table:table-cell>
          <table:table-cell office:value-type="float" office:value="25.4575">
            <text:p>25.4575</text:p>
          </table:table-cell>
          <table:table-cell table:number-columns-repeated="3" office:value-type="float" office:value="5">
            <text:p>5</text:p>
          </table:table-cell>
          <table:table-cell office:value-type="float" office:value="780">
            <text:p>780</text:p>
          </table:table-cell>
          <table:table-cell office:value-type="float" office:value="1184">
            <text:p>1184</text:p>
          </table:table-cell>
          <table:table-cell office:value-type="float" office:value="1821">
            <text:p>1821</text:p>
          </table:table-cell>
          <table:table-cell office:value-type="float" office:value="15497">
            <text:p>15497</text:p>
          </table:table-cell>
          <table:table-cell office:value-type="float" office:value="34818">
            <text:p>34818</text:p>
          </table:table-cell>
          <table:table-cell office:value-type="float" office:value="81462">
            <text:p>81462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1">
            <text:p>1.01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66.666666666667">
            <text:p>266.6666666667</text:p>
          </table:table-cell>
          <table:table-cell office:value-type="float" office:value="11787.3333333333">
            <text:p>11787.3333333333</text:p>
          </table:table-cell>
          <table:table-cell office:value-type="float" office:value="39421">
            <text:p>39421</text:p>
          </table:table-cell>
          <table:table-cell office:value-type="float" office:value="26.3533333333333">
            <text:p>26.35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808">
            <text:p>808</text:p>
          </table:table-cell>
          <table:table-cell office:value-type="float" office:value="1217">
            <text:p>1217</text:p>
          </table:table-cell>
          <table:table-cell office:value-type="float" office:value="1861">
            <text:p>1861</text:p>
          </table:table-cell>
          <table:table-cell office:value-type="float" office:value="14884">
            <text:p>14884</text:p>
          </table:table-cell>
          <table:table-cell office:value-type="float" office:value="34468">
            <text:p>34468</text:p>
          </table:table-cell>
          <table:table-cell office:value-type="float" office:value="84234">
            <text:p>84234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office:value-type="float" office:value="1.12">
            <text:p>1.1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20" table:number-columns-repeated="3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0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6">
            <text:p>0.86</text:p>
          </table:table-cell>
          <table:table-cell office:value-type="float" office:value="1.03">
            <text:p>1.03</text:p>
          </table:table-cell>
          <table:table-cell office:value-type="float" office:value="1.12">
            <text:p>1.12</text:p>
          </table:table-cell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52.4">
            <text:p>52.4</text:p>
          </table:table-cell>
          <table:table-cell office:value-type="float" office:value="25183">
            <text:p>25183</text:p>
          </table:table-cell>
          <table:table-cell office:value-type="float" office:value="28115">
            <text:p>28115</text:p>
          </table:table-cell>
          <table:table-cell office:value-type="float" office:value="30750">
            <text:p>307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7:21.77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183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483">
                <text:p>1448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665">
                <text:p>1066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412">
                <text:p>10412</text:p>
              </table:table-cell>
              <table:table-cell office:value-type="float" office:value="15920">
                <text:p>1592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588">
                <text:p>10588</text:p>
              </table:table-cell>
              <table:table-cell office:value-type="float" office:value="16824">
                <text:p>1682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360">
                <text:p>8360</text:p>
              </table:table-cell>
              <table:table-cell office:value-type="float" office:value="11200">
                <text:p>11200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224">
                <text:p>8224</text:p>
              </table:table-cell>
              <table:table-cell office:value-type="float" office:value="10717">
                <text:p>10717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024">
                <text:p>8024</text:p>
              </table:table-cell>
              <table:table-cell office:value-type="float" office:value="10372">
                <text:p>10372</text:p>
              </table:table-cell>
              <table:table-cell office:value-type="float" office:value="15704">
                <text:p>1570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930">
                <text:p>7930</text:p>
              </table:table-cell>
              <table:table-cell office:value-type="float" office:value="10588">
                <text:p>10588</text:p>
              </table:table-cell>
              <table:table-cell office:value-type="float" office:value="16818">
                <text:p>1681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272">
                <text:p>8272</text:p>
              </table:table-cell>
              <table:table-cell office:value-type="float" office:value="10694">
                <text:p>10694</text:p>
              </table:table-cell>
              <table:table-cell office:value-type="float" office:value="16114">
                <text:p>161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235">
                <text:p>8235</text:p>
              </table:table-cell>
              <table:table-cell office:value-type="float" office:value="10610">
                <text:p>10610</text:p>
              </table:table-cell>
              <table:table-cell office:value-type="float" office:value="15735">
                <text:p>15735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980">
                <text:p>7980</text:p>
              </table:table-cell>
              <table:table-cell office:value-type="float" office:value="11481">
                <text:p>11481</text:p>
              </table:table-cell>
              <table:table-cell office:value-type="float" office:value="18603">
                <text:p>1860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70">
                <text:p>8070</text:p>
              </table:table-cell>
              <table:table-cell office:value-type="float" office:value="12396">
                <text:p>12396</text:p>
              </table:table-cell>
              <table:table-cell office:value-type="float" office:value="16925">
                <text:p>1692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274">
                <text:p>8274</text:p>
              </table:table-cell>
              <table:table-cell office:value-type="float" office:value="11185">
                <text:p>11185</text:p>
              </table:table-cell>
              <table:table-cell office:value-type="float" office:value="15865">
                <text:p>15865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154">
                <text:p>8154</text:p>
              </table:table-cell>
              <table:table-cell office:value-type="float" office:value="11320">
                <text:p>11320</text:p>
              </table:table-cell>
              <table:table-cell office:value-type="float" office:value="15988">
                <text:p>1598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328">
                <text:p>11328</text:p>
              </table:table-cell>
              <table:table-cell office:value-type="float" office:value="18603">
                <text:p>186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982">
                <text:p>7982</text:p>
              </table:table-cell>
              <table:table-cell office:value-type="float" office:value="11595">
                <text:p>11595</text:p>
              </table:table-cell>
              <table:table-cell office:value-type="float" office:value="16830">
                <text:p>16830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90">
                <text:p>8290</text:p>
              </table:table-cell>
              <table:table-cell office:value-type="float" office:value="11352">
                <text:p>11352</text:p>
              </table:table-cell>
              <table:table-cell office:value-type="float" office:value="18875">
                <text:p>1887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961">
                <text:p>8961</text:p>
              </table:table-cell>
              <table:table-cell office:value-type="float" office:value="12622">
                <text:p>12622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390">
                <text:p>8390</text:p>
              </table:table-cell>
              <table:table-cell office:value-type="float" office:value="13318">
                <text:p>13318</text:p>
              </table:table-cell>
              <table:table-cell office:value-type="float" office:value="19924">
                <text:p>1992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222">
                <text:p>12222</text:p>
              </table:table-cell>
              <table:table-cell office:value-type="float" office:value="19296">
                <text:p>1929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16">
                <text:p>8416</text:p>
              </table:table-cell>
              <table:table-cell office:value-type="float" office:value="13888">
                <text:p>13888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484">
                <text:p>8484</text:p>
              </table:table-cell>
              <table:table-cell office:value-type="float" office:value="14586">
                <text:p>14586</text:p>
              </table:table-cell>
              <table:table-cell office:value-type="float" office:value="20671">
                <text:p>20671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73">
                <text:p>8373</text:p>
              </table:table-cell>
              <table:table-cell office:value-type="float" office:value="14036">
                <text:p>14036</text:p>
              </table:table-cell>
              <table:table-cell office:value-type="float" office:value="22419">
                <text:p>2241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595">
                <text:p>8595</text:p>
              </table:table-cell>
              <table:table-cell office:value-type="float" office:value="14473">
                <text:p>14473</text:p>
              </table:table-cell>
              <table:table-cell office:value-type="float" office:value="25710">
                <text:p>2571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60">
                <text:p>10160</text:p>
              </table:table-cell>
              <table:table-cell office:value-type="float" office:value="15974">
                <text:p>15974</text:p>
              </table:table-cell>
              <table:table-cell office:value-type="float" office:value="27491">
                <text:p>2749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162">
                <text:p>11162</text:p>
              </table:table-cell>
              <table:table-cell office:value-type="float" office:value="15346">
                <text:p>15346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680">
                <text:p>10680</text:p>
              </table:table-cell>
              <table:table-cell office:value-type="float" office:value="15801">
                <text:p>15801</text:p>
              </table:table-cell>
              <table:table-cell office:value-type="float" office:value="25778">
                <text:p>2577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7560">
                <text:p>17560</text:p>
              </table:table-cell>
              <table:table-cell office:value-type="float" office:value="26023">
                <text:p>2602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358">
                <text:p>18358</text:p>
              </table:table-cell>
              <table:table-cell office:value-type="float" office:value="27422">
                <text:p>2742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04">
                <text:p>11104</text:p>
              </table:table-cell>
              <table:table-cell office:value-type="float" office:value="18732">
                <text:p>18732</text:p>
              </table:table-cell>
              <table:table-cell office:value-type="float" office:value="28800">
                <text:p>2880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262">
                <text:p>18262</text:p>
              </table:table-cell>
              <table:table-cell office:value-type="float" office:value="29247">
                <text:p>2924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138">
                <text:p>13138</text:p>
              </table:table-cell>
              <table:table-cell office:value-type="float" office:value="18500">
                <text:p>18500</text:p>
              </table:table-cell>
              <table:table-cell office:value-type="float" office:value="31337">
                <text:p>3133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870">
                <text:p>14870</text:p>
              </table:table-cell>
              <table:table-cell office:value-type="float" office:value="19675">
                <text:p>19675</text:p>
              </table:table-cell>
              <table:table-cell office:value-type="float" office:value="31604">
                <text:p>316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522">
                <text:p>14522</text:p>
              </table:table-cell>
              <table:table-cell office:value-type="float" office:value="20436">
                <text:p>20436</text:p>
              </table:table-cell>
              <table:table-cell office:value-type="float" office:value="30183">
                <text:p>3018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632">
                <text:p>13632</text:p>
              </table:table-cell>
              <table:table-cell office:value-type="float" office:value="20744">
                <text:p>20744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074">
                <text:p>14074</text:p>
              </table:table-cell>
              <table:table-cell office:value-type="float" office:value="22310">
                <text:p>22310</text:p>
              </table:table-cell>
              <table:table-cell office:value-type="float" office:value="31741">
                <text:p>3174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815">
                <text:p>14815</text:p>
              </table:table-cell>
              <table:table-cell office:value-type="float" office:value="22699">
                <text:p>22699</text:p>
              </table:table-cell>
              <table:table-cell office:value-type="float" office:value="33745">
                <text:p>33745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395">
                <text:p>15395</text:p>
              </table:table-cell>
              <table:table-cell office:value-type="float" office:value="21350">
                <text:p>21350</text:p>
              </table:table-cell>
              <table:table-cell office:value-type="float" office:value="35222">
                <text:p>3522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823">
                <text:p>15823</text:p>
              </table:table-cell>
              <table:table-cell office:value-type="float" office:value="22712">
                <text:p>22712</text:p>
              </table:table-cell>
              <table:table-cell office:value-type="float" office:value="39565">
                <text:p>3956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945">
                <text:p>16945</text:p>
              </table:table-cell>
              <table:table-cell office:value-type="float" office:value="24346">
                <text:p>24346</text:p>
              </table:table-cell>
              <table:table-cell office:value-type="float" office:value="42157">
                <text:p>4215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7108">
                <text:p>17108</text:p>
              </table:table-cell>
              <table:table-cell office:value-type="float" office:value="24449">
                <text:p>24449</text:p>
              </table:table-cell>
              <table:table-cell office:value-type="float" office:value="41827">
                <text:p>4182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510">
                <text:p>25510</text:p>
              </table:table-cell>
              <table:table-cell office:value-type="float" office:value="43642">
                <text:p>4364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758">
                <text:p>26758</text:p>
              </table:table-cell>
              <table:table-cell office:value-type="float" office:value="45544">
                <text:p>4554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527">
                <text:p>28527</text:p>
              </table:table-cell>
              <table:table-cell office:value-type="float" office:value="47054">
                <text:p>47054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803">
                <text:p>17803</text:p>
              </table:table-cell>
              <table:table-cell office:value-type="float" office:value="29886">
                <text:p>29886</text:p>
              </table:table-cell>
              <table:table-cell office:value-type="float" office:value="50701">
                <text:p>50701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1082">
                <text:p>31082</text:p>
              </table:table-cell>
              <table:table-cell office:value-type="float" office:value="53182">
                <text:p>5318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444">
                <text:p>31444</text:p>
              </table:table-cell>
              <table:table-cell office:value-type="float" office:value="47379">
                <text:p>4737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2000">
                <text:p>22000</text:p>
              </table:table-cell>
              <table:table-cell office:value-type="float" office:value="30560">
                <text:p>30560</text:p>
              </table:table-cell>
              <table:table-cell office:value-type="float" office:value="46073">
                <text:p>4607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0169">
                <text:p>20169</text:p>
              </table:table-cell>
              <table:table-cell office:value-type="float" office:value="29712">
                <text:p>29712</text:p>
              </table:table-cell>
              <table:table-cell office:value-type="float" office:value="48749">
                <text:p>4874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8549">
                <text:p>18549</text:p>
              </table:table-cell>
              <table:table-cell office:value-type="float" office:value="30228">
                <text:p>30228</text:p>
              </table:table-cell>
              <table:table-cell office:value-type="float" office:value="51437">
                <text:p>5143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088">
                <text:p>20088</text:p>
              </table:table-cell>
              <table:table-cell office:value-type="float" office:value="31416">
                <text:p>31416</text:p>
              </table:table-cell>
              <table:table-cell office:value-type="float" office:value="46256">
                <text:p>4625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9008">
                <text:p>19008</text:p>
              </table:table-cell>
              <table:table-cell office:value-type="float" office:value="30719">
                <text:p>30719</text:p>
              </table:table-cell>
              <table:table-cell office:value-type="float" office:value="47044">
                <text:p>4704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929">
                <text:p>16929</text:p>
              </table:table-cell>
              <table:table-cell office:value-type="float" office:value="28566">
                <text:p>28566</text:p>
              </table:table-cell>
              <table:table-cell office:value-type="float" office:value="47320">
                <text:p>47320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8549">
                <text:p>18549</text:p>
              </table:table-cell>
              <table:table-cell office:value-type="float" office:value="30429">
                <text:p>30429</text:p>
              </table:table-cell>
              <table:table-cell office:value-type="float" office:value="50274">
                <text:p>5027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0088">
                <text:p>20088</text:p>
              </table:table-cell>
              <table:table-cell office:value-type="float" office:value="31705">
                <text:p>31705</text:p>
              </table:table-cell>
              <table:table-cell office:value-type="float" office:value="53276">
                <text:p>5327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9008">
                <text:p>19008</text:p>
              </table:table-cell>
              <table:table-cell office:value-type="float" office:value="29700">
                <text:p>29700</text:p>
              </table:table-cell>
              <table:table-cell office:value-type="float" office:value="53314">
                <text:p>5331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6929">
                <text:p>16929</text:p>
              </table:table-cell>
              <table:table-cell office:value-type="float" office:value="27588">
                <text:p>27588</text:p>
              </table:table-cell>
              <table:table-cell office:value-type="float" office:value="52060">
                <text:p>5206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8540">
                <text:p>18540</text:p>
              </table:table-cell>
              <table:table-cell office:value-type="float" office:value="30591">
                <text:p>30591</text:p>
              </table:table-cell>
              <table:table-cell office:value-type="float" office:value="55290">
                <text:p>55290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8100">
                <text:p>18100</text:p>
              </table:table-cell>
              <table:table-cell office:value-type="float" office:value="30628">
                <text:p>30628</text:p>
              </table:table-cell>
              <table:table-cell office:value-type="float" office:value="54720">
                <text:p>54720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580">
                <text:p>16580</text:p>
              </table:table-cell>
              <table:table-cell office:value-type="float" office:value="29700">
                <text:p>29700</text:p>
              </table:table-cell>
              <table:table-cell office:value-type="float" office:value="54880">
                <text:p>5488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7680">
                <text:p>17680</text:p>
              </table:table-cell>
              <table:table-cell office:value-type="float" office:value="30900">
                <text:p>30900</text:p>
              </table:table-cell>
              <table:table-cell office:value-type="float" office:value="57570">
                <text:p>5757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0040">
                <text:p>20040</text:p>
              </table:table-cell>
              <table:table-cell office:value-type="float" office:value="33820">
                <text:p>33820</text:p>
              </table:table-cell>
              <table:table-cell office:value-type="float" office:value="63308">
                <text:p>6330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0640">
                <text:p>20640</text:p>
              </table:table-cell>
              <table:table-cell office:value-type="float" office:value="34200">
                <text:p>34200</text:p>
              </table:table-cell>
              <table:table-cell office:value-type="float" office:value="65170">
                <text:p>6517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9560">
                <text:p>19560</text:p>
              </table:table-cell>
              <table:table-cell office:value-type="float" office:value="33388">
                <text:p>33388</text:p>
              </table:table-cell>
              <table:table-cell office:value-type="float" office:value="66044">
                <text:p>6604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9900">
                <text:p>19900</text:p>
              </table:table-cell>
              <table:table-cell office:value-type="float" office:value="34162">
                <text:p>34162</text:p>
              </table:table-cell>
              <table:table-cell office:value-type="float" office:value="67640">
                <text:p>6764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7600">
                <text:p>17600</text:p>
              </table:table-cell>
              <table:table-cell office:value-type="float" office:value="34326">
                <text:p>34326</text:p>
              </table:table-cell>
              <table:table-cell office:value-type="float" office:value="67488">
                <text:p>6748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600">
                <text:p>15600</text:p>
              </table:table-cell>
              <table:table-cell office:value-type="float" office:value="34056">
                <text:p>34056</text:p>
              </table:table-cell>
              <table:table-cell office:value-type="float" office:value="65398">
                <text:p>6539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6160">
                <text:p>16160</text:p>
              </table:table-cell>
              <table:table-cell office:value-type="float" office:value="33875">
                <text:p>33875</text:p>
              </table:table-cell>
              <table:table-cell office:value-type="float" office:value="68324">
                <text:p>68324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8639">
                <text:p>18639</text:p>
              </table:table-cell>
              <table:table-cell office:value-type="float" office:value="35958">
                <text:p>35958</text:p>
              </table:table-cell>
              <table:table-cell office:value-type="float" office:value="73720">
                <text:p>7372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8763">
                <text:p>18763</text:p>
              </table:table-cell>
              <table:table-cell office:value-type="float" office:value="36233">
                <text:p>36233</text:p>
              </table:table-cell>
              <table:table-cell office:value-type="float" office:value="75810">
                <text:p>7581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9519">
                <text:p>19519</text:p>
              </table:table-cell>
              <table:table-cell office:value-type="float" office:value="34599">
                <text:p>34599</text:p>
              </table:table-cell>
              <table:table-cell office:value-type="float" office:value="74632">
                <text:p>74632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1816">
                <text:p>21816</text:p>
              </table:table-cell>
              <table:table-cell office:value-type="float" office:value="36608">
                <text:p>36608</text:p>
              </table:table-cell>
              <table:table-cell office:value-type="float" office:value="76114">
                <text:p>7611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9248">
                <text:p>19248</text:p>
              </table:table-cell>
              <table:table-cell office:value-type="float" office:value="35059">
                <text:p>35059</text:p>
              </table:table-cell>
              <table:table-cell office:value-type="float" office:value="72466">
                <text:p>72466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8898">
                <text:p>18898</text:p>
              </table:table-cell>
              <table:table-cell office:value-type="float" office:value="34356">
                <text:p>34356</text:p>
              </table:table-cell>
              <table:table-cell office:value-type="float" office:value="69198">
                <text:p>6919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9739">
                <text:p>19739</text:p>
              </table:table-cell>
              <table:table-cell office:value-type="float" office:value="35885">
                <text:p>35885</text:p>
              </table:table-cell>
              <table:table-cell office:value-type="float" office:value="70718">
                <text:p>70718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8959">
                <text:p>18959</text:p>
              </table:table-cell>
              <table:table-cell office:value-type="float" office:value="37479">
                <text:p>37479</text:p>
              </table:table-cell>
              <table:table-cell office:value-type="float" office:value="74958">
                <text:p>7495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8209">
                <text:p>18209</text:p>
              </table:table-cell>
              <table:table-cell office:value-type="float" office:value="35358">
                <text:p>35358</text:p>
              </table:table-cell>
              <table:table-cell office:value-type="float" office:value="71257">
                <text:p>71257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7490">
                <text:p>17490</text:p>
              </table:table-cell>
              <table:table-cell office:value-type="float" office:value="35102">
                <text:p>35102</text:p>
              </table:table-cell>
              <table:table-cell office:value-type="float" office:value="73682">
                <text:p>7368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6798">
                <text:p>16798</text:p>
              </table:table-cell>
              <table:table-cell office:value-type="float" office:value="34960">
                <text:p>34960</text:p>
              </table:table-cell>
              <table:table-cell office:value-type="float" office:value="76189">
                <text:p>76189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6134">
                <text:p>16134</text:p>
              </table:table-cell>
              <table:table-cell office:value-type="float" office:value="34770">
                <text:p>34770</text:p>
              </table:table-cell>
              <table:table-cell office:value-type="float" office:value="78781">
                <text:p>7878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5497">
                <text:p>15497</text:p>
              </table:table-cell>
              <table:table-cell office:value-type="float" office:value="34818">
                <text:p>34818</text:p>
              </table:table-cell>
              <table:table-cell office:value-type="float" office:value="81462">
                <text:p>81462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4884">
                <text:p>14884</text:p>
              </table:table-cell>
              <table:table-cell office:value-type="float" office:value="34468">
                <text:p>34468</text:p>
              </table:table-cell>
              <table:table-cell office:value-type="float" office:value="84234">
                <text:p>84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1cm" svg:y="1.38cm" svg:width="31.187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1.75">
                <text:p>11791.7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787.3333333333">
                <text:p>1178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8cm" svg:y="1.404cm" svg:width="30.911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5.4575">
                <text:p>25.457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6.3533333333333">
                <text:p>26.35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6cm" svg:y="1.352cm" svg:width="31.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106124205375">
                <text:p>1.0210612420537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3022227041233">
                <text:p>0.98302222704123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373044516759">
                <text:p>1.10373044516759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714327503593">
                <text:p>1.1071432750359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147174047852">
                <text:p>1.0514717404785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543498297327">
                <text:p>1.0454349829732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753786374036">
                <text:p>1.117537863740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056903079493">
                <text:p>1.0905690307949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196165440699">
                <text:p>1.019616544069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5679223040722">
                <text:p>1.05679223040722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0097322490178">
                <text:p>1.0097322490178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81069706947931">
                <text:p>0.98106970694793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848807464336">
                <text:p>1.1284880746433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7398718028244">
                <text:p>1.1739871802824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689554501533">
                <text:p>1.0568955450153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749437312294">
                <text:p>1.0574943731229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8664963948277">
                <text:p>1.0866496394827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456928406011">
                <text:p>1.1045692840601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2572826457665">
                <text:p>1.0257282645766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66703947101">
                <text:p>1.0376670394710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0649961934005">
                <text:p>1.1064996193400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0466766091455">
                <text:p>1.1046676609145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5440554478011">
                <text:p>1.1544055447801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21283115090249">
                <text:p>1.21283115090249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0793164671445">
                <text:p>1.1079316467144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680575042604">
                <text:p>1.1368057504260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2644706615031">
                <text:p>1.1264470661503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1900813167294">
                <text:p>1.1190081316729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8651993751997">
                <text:p>1.18651993751997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4576658300489">
                <text:p>1.1457665830048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872818275765">
                <text:p>1.1287281827576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998470489408">
                <text:p>1.07998470489408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820113045196">
                <text:p>1.082011304519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892575555816">
                <text:p>1.0589257555581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4049963980217">
                <text:p>1.0404996398021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506532372401">
                <text:p>1.0750653237240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780992674584">
                <text:p>1.0778099267458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612729380543">
                <text:p>1.0961272938054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697165828785">
                <text:p>1.19697165828785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750220559958">
                <text:p>1.1775022055995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1910927915514">
                <text:p>1.1191092791551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641253603757">
                <text:p>1.164125360375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4410028618844">
                <text:p>1.1441002861884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5939603443696">
                <text:p>1.1593960344369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8311071282377">
                <text:p>1.1831107128237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0.980649931828374">
                <text:p>0.98064993182837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7636450308736">
                <text:p>1.0763645030873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84562616049948">
                <text:p>0.98456261604994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49728608429403">
                <text:p>0.949728608429403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765119988215959">
                <text:p>0.765119988215959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88629274147777">
                <text:p>0.98862927414777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0828555708405">
                <text:p>1.0082855570840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0.923584413190365">
                <text:p>0.92358441319036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0.931228754528175">
                <text:p>0.931228754528175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18302277085658">
                <text:p>0.9183022770856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98638919804385">
                <text:p>0.9863891980438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20570706227846">
                <text:p>0.92057070622784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12757011938966">
                <text:p>1.1275701193896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6135464891975">
                <text:p>1.0613546489197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05498594124747">
                <text:p>1.05498594124747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10620514790588">
                <text:p>1.1062051479058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06135464891975">
                <text:p>1.06135464891975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3134196857073">
                <text:p>1.03134196857073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6514662368179">
                <text:p>1.0651466236817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4261426904446">
                <text:p>1.04261426904446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4745753675504">
                <text:p>0.94745753675504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1359030922782">
                <text:p>1.0135903092278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45572862091095">
                <text:p>0.945572862091095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0.919629676932294">
                <text:p>0.91962967693229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0.919517187458635">
                <text:p>0.919517187458635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14938860090958">
                <text:p>1.14938860090958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874337358375258">
                <text:p>0.874337358375258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.12764833251302">
                <text:p>1.1276483325130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5825923724225">
                <text:p>1.05825923724225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45590029452505">
                <text:p>0.94559002945250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074080755515">
                <text:p>1.0074080755515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7894.75">
                <text:p>37894.75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9421">
                <text:p>39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